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0cm" svg:height="15cm" svg:x="10.243cm" svg:y="11.024cm">
            <draw:object draw:notify-on-update-of-ranges="Feuille1.B13:Feuille1.L13 Feuille1.B13:Feuille1.L13 Feuille1.A16:Feuille1.A16 Feuille1.B16:Feuille1.L16 Feuille1.A19:Feuille1.A19 Feuille1.B19:Feuille1.L19 Feuille1.B13:Feuille1.L13 Feuille1.B13:Feuille1.L13 Feuille1.A15:Feuille1.A15 Feuille1.B15:Feuille1.L15 Feuille1.B13:Feuille1.L13 Feuille1.A14:Feuille1.A14 Feuille1.B14:Feuille1.L14 Feuille1.A18:Feuille1.A18 Feuille1.B18:Feuille1.L18 Feuille1.B13:Feuille1.L13 Feuille1.B13:Feuille1.L13 Feuille1.A17:Feuille1.A17 Feuille1.B17:Feuille1.L17 Feuille1.A22:Feuille1.A22 Feuille1.B22:Feuille1.L22 Feuille1.B13:Feuille1.L13 Feuille1.A21:Feuille1.A21 Feuille1.B21:Feuille1.L21 Feuille1.B13:Feuille1.L13 Feuille1.A20:Feuille1.A20 Feuille1.B20:Feuille1.L20 Feuille1.B13:Feuille1.L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0cm" svg:x="2.34cm" svg:y="26.244cm">
            <draw:object draw:notify-on-update-of-ranges="Feuille1.B48:Feuille1.D48 Feuille1.A49:Feuille1.A49 Feuille1.B49:Feuille1.D49 Feuille1.A50:Feuille1.A50 Feuille1.B50:Feuille1.D50 Feuille1.A51:Feuille1.A51 Feuille1.B51:Feuille1.D51 Feuille1.A52:Feuille1.A52 Feuille1.B52:Feuille1.D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local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14.18" calcext:value-type="float">
            <text:p>14.18</text:p>
          </table:table-cell>
          <table:table-cell office:value-type="float" office:value="24.58" calcext:value-type="float">
            <text:p>24.58</text:p>
          </table:table-cell>
          <table:table-cell office:value-type="float" office:value="35.02" calcext:value-type="float">
            <text:p>35.02</text:p>
          </table:table-cell>
          <table:table-cell office:value-type="float" office:value="47.25" calcext:value-type="float">
            <text:p>47.25</text:p>
          </table:table-cell>
          <table:table-cell office:value-type="float" office:value="52.4" calcext:value-type="float">
            <text:p>52.4</text:p>
          </table:table-cell>
          <table:table-cell office:value-type="float" office:value="77.92" calcext:value-type="float">
            <text:p>77.92</text:p>
          </table:table-cell>
          <table:table-cell office:value-type="float" office:value="90.92" calcext:value-type="float">
            <text:p>90.92</text:p>
          </table:table-cell>
          <table:table-cell office:value-type="float" office:value="260.15" calcext:value-type="float">
            <text:p>260.15</text:p>
          </table:table-cell>
          <table:table-cell office:value-type="float" office:value="844.87" calcext:value-type="float">
            <text:p>844.87</text:p>
          </table:table-cell>
          <table:table-cell office:value-type="float" office:value="2417.11" calcext:value-type="float">
            <text:p>2417.11</text:p>
          </table:table-cell>
          <table:table-cell office:value-type="float" office:value="8053.09" calcext:value-type="float">
            <text:p>8053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ocal roots</text:p>
          </table:table-cell>
          <table:table-cell office:value-type="float" office:value="12.45" calcext:value-type="float">
            <text:p>12.45</text:p>
          </table:table-cell>
          <table:table-cell office:value-type="float" office:value="22.93" calcext:value-type="float">
            <text:p>22.93</text:p>
          </table:table-cell>
          <table:table-cell office:value-type="float" office:value="33.87" calcext:value-type="float">
            <text:p>33.87</text:p>
          </table:table-cell>
          <table:table-cell office:value-type="float" office:value="44.2" calcext:value-type="float">
            <text:p>44.2</text:p>
          </table:table-cell>
          <table:table-cell office:value-type="float" office:value="59.04" calcext:value-type="float">
            <text:p>59.04</text:p>
          </table:table-cell>
          <table:table-cell office:value-type="float" office:value="87.31" calcext:value-type="float">
            <text:p>87.31</text:p>
          </table:table-cell>
          <table:table-cell office:value-type="float" office:value="109.82" calcext:value-type="float">
            <text:p>109.82</text:p>
          </table:table-cell>
          <table:table-cell office:value-type="float" office:value="345.2" calcext:value-type="float">
            <text:p>345.2</text:p>
          </table:table-cell>
          <table:table-cell office:value-type="float" office:value="1139.97" calcext:value-type="float">
            <text:p>1139.97</text:p>
          </table:table-cell>
          <table:table-cell office:value-type="float" office:value="3747.38" calcext:value-type="float">
            <text:p>3747.38</text:p>
          </table:table-cell>
          <table:table-cell office:value-type="float" office:value="13295.86" calcext:value-type="float">
            <text:p>13295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(no C call)</text:p>
          </table:table-cell>
          <table:table-cell office:value-type="float" office:value="4.44" calcext:value-type="float">
            <text:p>4.44</text:p>
          </table:table-cell>
          <table:table-cell office:value-type="float" office:value="7.94" calcext:value-type="float">
            <text:p>7.94</text:p>
          </table:table-cell>
          <table:table-cell office:value-type="float" office:value="11.6" calcext:value-type="float">
            <text:p>11.6</text:p>
          </table:table-cell>
          <table:table-cell office:value-type="float" office:value="14.84" calcext:value-type="float">
            <text:p>14.84</text:p>
          </table:table-cell>
          <table:table-cell office:value-type="float" office:value="18.18" calcext:value-type="float">
            <text:p>18.18</text:p>
          </table:table-cell>
          <table:table-cell office:value-type="float" office:value="29.27" calcext:value-type="float">
            <text:p>29.27</text:p>
          </table:table-cell>
          <table:table-cell office:value-type="float" office:value="35.31" calcext:value-type="float">
            <text:p>35.31</text:p>
          </table:table-cell>
          <table:table-cell office:value-type="float" office:value="111.3" calcext:value-type="float">
            <text:p>111.3</text:p>
          </table:table-cell>
          <table:table-cell office:value-type="float" office:value="374.06" calcext:value-type="float">
            <text:p>374.06</text:p>
          </table:table-cell>
          <table:table-cell office:value-type="float" office:value="1069.12" calcext:value-type="float">
            <text:p>1069.12</text:p>
          </table:table-cell>
          <table:table-cell office:value-type="float" office:value="3504.06" calcext:value-type="float">
            <text:p>3504.0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54.22" calcext:value-type="float">
            <text:p>54.22</text:p>
          </table:table-cell>
          <table:table-cell office:value-type="float" office:value="103.01" calcext:value-type="float">
            <text:p>103.01</text:p>
          </table:table-cell>
          <table:table-cell office:value-type="float" office:value="140.45" calcext:value-type="float">
            <text:p>140.45</text:p>
          </table:table-cell>
          <table:table-cell office:value-type="float" office:value="177.37" calcext:value-type="float">
            <text:p>177.37</text:p>
          </table:table-cell>
          <table:table-cell office:value-type="float" office:value="213.68" calcext:value-type="float">
            <text:p>213.68</text:p>
          </table:table-cell>
          <table:table-cell office:value-type="float" office:value="326.75" calcext:value-type="float">
            <text:p>326.75</text:p>
          </table:table-cell>
          <table:table-cell office:value-type="float" office:value="398.95" calcext:value-type="float">
            <text:p>398.95</text:p>
          </table:table-cell>
          <table:table-cell office:value-type="float" office:value="1118.56" calcext:value-type="float">
            <text:p>1118.56</text:p>
          </table:table-cell>
          <table:table-cell office:value-type="float" office:value="3580.08" calcext:value-type="float">
            <text:p>3580.08</text:p>
          </table:table-cell>
          <table:table-cell office:value-type="float" office:value="10716.83" calcext:value-type="float">
            <text:p>10716.83</text:p>
          </table:table-cell>
          <table:table-cell office:value-type="float" office:value="36208.69" calcext:value-type="float">
            <text:p>36208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callee-save)</text:p>
          </table:table-cell>
          <table:table-cell office:value-type="float" office:value="21.62" calcext:value-type="float">
            <text:p>21.62</text:p>
          </table:table-cell>
          <table:table-cell office:value-type="float" office:value="33.08" calcext:value-type="float">
            <text:p>33.08</text:p>
          </table:table-cell>
          <table:table-cell office:value-type="float" office:value="44" calcext:value-type="float">
            <text:p>44</text:p>
          </table:table-cell>
          <table:table-cell office:value-type="float" office:value="54.82" calcext:value-type="float">
            <text:p>54.82</text:p>
          </table:table-cell>
          <table:table-cell office:value-type="float" office:value="67.15" calcext:value-type="float">
            <text:p>67.15</text:p>
          </table:table-cell>
          <table:table-cell office:value-type="float" office:value="101.19" calcext:value-type="float">
            <text:p>101.19</text:p>
          </table:table-cell>
          <table:table-cell office:value-type="float" office:value="122.02" calcext:value-type="float">
            <text:p>122.02</text:p>
          </table:table-cell>
          <table:table-cell office:value-type="float" office:value="358.73" calcext:value-type="float">
            <text:p>358.73</text:p>
          </table:table-cell>
          <table:table-cell office:value-type="float" office:value="1176.28" calcext:value-type="float">
            <text:p>1176.28</text:p>
          </table:table-cell>
          <table:table-cell office:value-type="float" office:value="3908.67" calcext:value-type="float">
            <text:p>3908.67</text:p>
          </table:table-cell>
          <table:table-cell office:value-type="float" office:value="12990.9" calcext:value-type="float">
            <text:p>12990.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ref (no C call)</text:p>
          </table:table-cell>
          <table:table-cell office:value-type="float" office:value="5.73" calcext:value-type="float">
            <text:p>5.73</text:p>
          </table:table-cell>
          <table:table-cell office:value-type="float" office:value="9.57" calcext:value-type="float">
            <text:p>9.57</text:p>
          </table:table-cell>
          <table:table-cell office:value-type="float" office:value="13.37" calcext:value-type="float">
            <text:p>13.37</text:p>
          </table:table-cell>
          <table:table-cell office:value-type="float" office:value="16.9" calcext:value-type="float">
            <text:p>16.9</text:p>
          </table:table-cell>
          <table:table-cell office:value-type="float" office:value="20.35" calcext:value-type="float">
            <text:p>20.35</text:p>
          </table:table-cell>
          <table:table-cell office:value-type="float" office:value="33.28" calcext:value-type="float">
            <text:p>33.28</text:p>
          </table:table-cell>
          <table:table-cell office:value-type="float" office:value="41.11" calcext:value-type="float">
            <text:p>41.11</text:p>
          </table:table-cell>
          <table:table-cell office:value-type="float" office:value="122.8" calcext:value-type="float">
            <text:p>122.8</text:p>
          </table:table-cell>
          <table:table-cell office:value-type="float" office:value="391.11" calcext:value-type="float">
            <text:p>391.11</text:p>
          </table:table-cell>
          <table:table-cell office:value-type="float" office:value="1115.26" calcext:value-type="float">
            <text:p>1115.26</text:p>
          </table:table-cell>
          <table:table-cell office:value-type="float" office:value="3792.09" calcext:value-type="float">
            <text:p>3792.0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dll_boxroot</text:p>
          </table:table-cell>
          <table:table-cell office:value-type="float" office:value="37.32" calcext:value-type="float">
            <text:p>37.32</text:p>
          </table:table-cell>
          <table:table-cell office:value-type="float" office:value="43.05" calcext:value-type="float">
            <text:p>43.05</text:p>
          </table:table-cell>
          <table:table-cell office:value-type="float" office:value="57.12" calcext:value-type="float">
            <text:p>57.12</text:p>
          </table:table-cell>
          <table:table-cell office:value-type="float" office:value="71.88" calcext:value-type="float">
            <text:p>71.88</text:p>
          </table:table-cell>
          <table:table-cell office:value-type="float" office:value="84.8" calcext:value-type="float">
            <text:p>84.8</text:p>
          </table:table-cell>
          <table:table-cell office:value-type="float" office:value="126.84" calcext:value-type="float">
            <text:p>126.84</text:p>
          </table:table-cell>
          <table:table-cell office:value-type="float" office:value="151.95" calcext:value-type="float">
            <text:p>151.95</text:p>
          </table:table-cell>
          <table:table-cell office:value-type="float" office:value="435.13" calcext:value-type="float">
            <text:p>435.13</text:p>
          </table:table-cell>
          <table:table-cell office:value-type="float" office:value="1392.17" calcext:value-type="float">
            <text:p>1392.17</text:p>
          </table:table-cell>
          <table:table-cell office:value-type="float" office:value="4132.19" calcext:value-type="float">
            <text:p>4132.19</text:p>
          </table:table-cell>
          <table:table-cell office:value-type="float" office:value="13630.69" calcext:value-type="float">
            <text:p>13630.69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em_boxroot</text:p>
          </table:table-cell>
          <table:table-cell office:value-type="float" office:value="21.86" calcext:value-type="float">
            <text:p>21.86</text:p>
          </table:table-cell>
          <table:table-cell office:value-type="float" office:value="32.69" calcext:value-type="float">
            <text:p>32.69</text:p>
          </table:table-cell>
          <table:table-cell office:value-type="float" office:value="43.78" calcext:value-type="float">
            <text:p>43.78</text:p>
          </table:table-cell>
          <table:table-cell office:value-type="float" office:value="53.19" calcext:value-type="float">
            <text:p>53.19</text:p>
          </table:table-cell>
          <table:table-cell office:value-type="float" office:value="64.82" calcext:value-type="float">
            <text:p>64.82</text:p>
          </table:table-cell>
          <table:table-cell office:value-type="float" office:value="95.12" calcext:value-type="float">
            <text:p>95.12</text:p>
          </table:table-cell>
          <table:table-cell office:value-type="float" office:value="115.61" calcext:value-type="float">
            <text:p>115.61</text:p>
          </table:table-cell>
          <table:table-cell office:value-type="float" office:value="354.79" calcext:value-type="float">
            <text:p>354.79</text:p>
          </table:table-cell>
          <table:table-cell office:value-type="float" office:value="1074.39" calcext:value-type="float">
            <text:p>1074.39</text:p>
          </table:table-cell>
          <table:table-cell office:value-type="float" office:value="3155.57" calcext:value-type="float">
            <text:p>3155.57</text:p>
          </table:table-cell>
          <table:table-cell office:value-type="float" office:value="10613.08" calcext:value-type="float">
            <text:p>10613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lobal roots</text:p>
          </table:table-cell>
          <table:table-cell office:value-type="float" office:value="101.01" calcext:value-type="float">
            <text:p>101.01</text:p>
          </table:table-cell>
          <table:table-cell office:value-type="float" office:value="140.37" calcext:value-type="float">
            <text:p>140.37</text:p>
          </table:table-cell>
          <table:table-cell office:value-type="float" office:value="182.98" calcext:value-type="float">
            <text:p>182.98</text:p>
          </table:table-cell>
          <table:table-cell office:value-type="float" office:value="223.42" calcext:value-type="float">
            <text:p>223.42</text:p>
          </table:table-cell>
          <table:table-cell office:value-type="float" office:value="273.65" calcext:value-type="float">
            <text:p>273.65</text:p>
          </table:table-cell>
          <table:table-cell office:value-type="float" office:value="387.22" calcext:value-type="float">
            <text:p>387.22</text:p>
          </table:table-cell>
          <table:table-cell office:value-type="float" office:value="451.56" calcext:value-type="float">
            <text:p>451.56</text:p>
          </table:table-cell>
          <table:table-cell office:value-type="float" office:value="1193.65" calcext:value-type="float">
            <text:p>1193.65</text:p>
          </table:table-cell>
          <table:table-cell office:value-type="float" office:value="3713.57" calcext:value-type="float">
            <text:p>3713.57</text:p>
          </table:table-cell>
          <table:table-cell office:value-type="float" office:value="10985.25" calcext:value-type="float">
            <text:p>10985.25</text:p>
          </table:table-cell>
          <table:table-cell office:value-type="float" office:value="36534.82" calcext:value-type="float">
            <text:p>36534.82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ce4" office:value-type="string" calcext:value-type="string">
            <text:p>per c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6" table:formula="of:=[.A4]" office:value-type="string" office:string-value="Boxroot" calcext:value-type="string">
            <text:p>Boxroot</text:p>
          </table:table-cell>
          <table:table-cell table:style-name="ce2" table:formula="of:=[.B4]/[.B$3]" office:value-type="float" office:value="14.18" calcext:value-type="float">
            <text:p>14.18</text:p>
          </table:table-cell>
          <table:table-cell table:style-name="ce2" table:formula="of:=[.C4]/[.C$3]" office:value-type="float" office:value="12.29" calcext:value-type="float">
            <text:p>12.29</text:p>
          </table:table-cell>
          <table:table-cell table:style-name="ce2" table:formula="of:=[.D4]/[.D$3]" office:value-type="float" office:value="11.6733333333333" calcext:value-type="float">
            <text:p>11.67</text:p>
          </table:table-cell>
          <table:table-cell table:style-name="ce2" table:formula="of:=[.E4]/[.E$3]" office:value-type="float" office:value="11.8125" calcext:value-type="float">
            <text:p>11.81</text:p>
          </table:table-cell>
          <table:table-cell table:style-name="ce2" table:formula="of:=[.F4]/[.F$3]" office:value-type="float" office:value="10.48" calcext:value-type="float">
            <text:p>10.48</text:p>
          </table:table-cell>
          <table:table-cell table:style-name="ce2" table:formula="of:=[.G4]/[.G$3]" office:value-type="float" office:value="9.74" calcext:value-type="float">
            <text:p>9.74</text:p>
          </table:table-cell>
          <table:table-cell table:style-name="ce2" table:formula="of:=[.H4]/[.H$3]" office:value-type="float" office:value="9.092" calcext:value-type="float">
            <text:p>9.09</text:p>
          </table:table-cell>
          <table:table-cell table:style-name="ce2" table:formula="of:=[.I4]/[.I$3]" office:value-type="float" office:value="8.67166666666667" calcext:value-type="float">
            <text:p>8.67</text:p>
          </table:table-cell>
          <table:table-cell table:style-name="ce2" table:formula="of:=[.J4]/[.J$3]" office:value-type="float" office:value="8.4487" calcext:value-type="float">
            <text:p>8.45</text:p>
          </table:table-cell>
          <table:table-cell table:style-name="ce2" table:formula="of:=[.K4]/[.K$3]" office:value-type="float" office:value="8.05703333333333" calcext:value-type="float">
            <text:p>8.06</text:p>
          </table:table-cell>
          <table:table-cell table:style-name="ce2" table:formula="of:=[.L4]/[.L$3]" office:value-type="float" office:value="8.05309" calcext:value-type="float">
            <text:p>8.05</text:p>
          </table:table-cell>
          <table:table-cell/>
        </table:table-row>
        <table:table-row table:style-name="ro1">
          <table:table-cell table:style-name="ce6" table:formula="of:=[.A5]" office:value-type="string" office:string-value="Local roots" calcext:value-type="string">
            <text:p>Local roots</text:p>
          </table:table-cell>
          <table:table-cell table:style-name="ce2" table:formula="of:=[.B5]/[.B$3]" office:value-type="float" office:value="12.45" calcext:value-type="float">
            <text:p>12.45</text:p>
          </table:table-cell>
          <table:table-cell table:style-name="ce2" table:formula="of:=[.C5]/[.C$3]" office:value-type="float" office:value="11.465" calcext:value-type="float">
            <text:p>11.47</text:p>
          </table:table-cell>
          <table:table-cell table:style-name="ce2" table:formula="of:=[.D5]/[.D$3]" office:value-type="float" office:value="11.29" calcext:value-type="float">
            <text:p>11.29</text:p>
          </table:table-cell>
          <table:table-cell table:style-name="ce2" table:formula="of:=[.E5]/[.E$3]" office:value-type="float" office:value="11.05" calcext:value-type="float">
            <text:p>11.05</text:p>
          </table:table-cell>
          <table:table-cell table:style-name="ce2" table:formula="of:=[.F5]/[.F$3]" office:value-type="float" office:value="11.808" calcext:value-type="float">
            <text:p>11.81</text:p>
          </table:table-cell>
          <table:table-cell table:style-name="ce2" table:formula="of:=[.G5]/[.G$3]" office:value-type="float" office:value="10.91375" calcext:value-type="float">
            <text:p>10.91</text:p>
          </table:table-cell>
          <table:table-cell table:style-name="ce2" table:formula="of:=[.H5]/[.H$3]" office:value-type="float" office:value="10.982" calcext:value-type="float">
            <text:p>10.98</text:p>
          </table:table-cell>
          <table:table-cell table:style-name="ce2" table:formula="of:=[.I5]/[.I$3]" office:value-type="float" office:value="11.5066666666667" calcext:value-type="float">
            <text:p>11.51</text:p>
          </table:table-cell>
          <table:table-cell table:style-name="ce2" table:formula="of:=[.J5]/[.J$3]" office:value-type="float" office:value="11.3997" calcext:value-type="float">
            <text:p>11.40</text:p>
          </table:table-cell>
          <table:table-cell table:style-name="ce2" table:formula="of:=[.K5]/[.K$3]" office:value-type="float" office:value="12.4912666666667" calcext:value-type="float">
            <text:p>12.49</text:p>
          </table:table-cell>
          <table:table-cell table:style-name="ce2" table:formula="of:=[.L5]/[.L$3]" office:value-type="float" office:value="13.29586" calcext:value-type="float">
            <text:p>13.30</text:p>
          </table:table-cell>
          <table:table-cell/>
        </table:table-row>
        <table:table-row table:style-name="ro1">
          <table:table-cell table:style-name="ce6" table:formula="of:=[.A6]" office:value-type="string" office:string-value="OCaml (no C call)" calcext:value-type="string">
            <text:p>OCaml (no C call)</text:p>
          </table:table-cell>
          <table:table-cell table:style-name="ce2" table:formula="of:=[.B6]/[.B$3]" office:value-type="float" office:value="4.44" calcext:value-type="float">
            <text:p>4.44</text:p>
          </table:table-cell>
          <table:table-cell table:style-name="ce2" table:formula="of:=[.C6]/[.C$3]" office:value-type="float" office:value="3.97" calcext:value-type="float">
            <text:p>3.97</text:p>
          </table:table-cell>
          <table:table-cell table:style-name="ce2" table:formula="of:=[.D6]/[.D$3]" office:value-type="float" office:value="3.86666666666667" calcext:value-type="float">
            <text:p>3.87</text:p>
          </table:table-cell>
          <table:table-cell table:style-name="ce2" table:formula="of:=[.E6]/[.E$3]" office:value-type="float" office:value="3.71" calcext:value-type="float">
            <text:p>3.71</text:p>
          </table:table-cell>
          <table:table-cell table:style-name="ce2" table:formula="of:=[.F6]/[.F$3]" office:value-type="float" office:value="3.636" calcext:value-type="float">
            <text:p>3.64</text:p>
          </table:table-cell>
          <table:table-cell table:style-name="ce2" table:formula="of:=[.G6]/[.G$3]" office:value-type="float" office:value="3.65875" calcext:value-type="float">
            <text:p>3.66</text:p>
          </table:table-cell>
          <table:table-cell table:style-name="ce2" table:formula="of:=[.H6]/[.H$3]" office:value-type="float" office:value="3.531" calcext:value-type="float">
            <text:p>3.53</text:p>
          </table:table-cell>
          <table:table-cell table:style-name="ce2" table:formula="of:=[.I6]/[.I$3]" office:value-type="float" office:value="3.71" calcext:value-type="float">
            <text:p>3.71</text:p>
          </table:table-cell>
          <table:table-cell table:style-name="ce2" table:formula="of:=[.J6]/[.J$3]" office:value-type="float" office:value="3.7406" calcext:value-type="float">
            <text:p>3.74</text:p>
          </table:table-cell>
          <table:table-cell table:style-name="ce2" table:formula="of:=[.K6]/[.K$3]" office:value-type="float" office:value="3.56373333333333" calcext:value-type="float">
            <text:p>3.56</text:p>
          </table:table-cell>
          <table:table-cell table:style-name="ce2" table:formula="of:=[.L6]/[.L$3]" office:value-type="float" office:value="3.50406" calcext:value-type="float">
            <text:p>3.50</text:p>
          </table:table-cell>
          <table:table-cell/>
        </table:table-row>
        <table:table-row table:style-name="ro1">
          <table:table-cell table:style-name="ce6" table:formula="of:=[.A7]" office:value-type="string" office:string-value="Generational roots" calcext:value-type="string">
            <text:p>Generational roots</text:p>
          </table:table-cell>
          <table:table-cell table:style-name="ce2" table:formula="of:=[.B7]/[.B$3]" office:value-type="float" office:value="54.22" calcext:value-type="float">
            <text:p>54.22</text:p>
          </table:table-cell>
          <table:table-cell table:style-name="ce2" table:formula="of:=[.C7]/[.C$3]" office:value-type="float" office:value="51.505" calcext:value-type="float">
            <text:p>51.51</text:p>
          </table:table-cell>
          <table:table-cell table:style-name="ce2" table:formula="of:=[.D7]/[.D$3]" office:value-type="float" office:value="46.8166666666667" calcext:value-type="float">
            <text:p>46.82</text:p>
          </table:table-cell>
          <table:table-cell table:style-name="ce2" table:formula="of:=[.E7]/[.E$3]" office:value-type="float" office:value="44.3425" calcext:value-type="float">
            <text:p>44.34</text:p>
          </table:table-cell>
          <table:table-cell table:style-name="ce2" table:formula="of:=[.F7]/[.F$3]" office:value-type="float" office:value="42.736" calcext:value-type="float">
            <text:p>42.74</text:p>
          </table:table-cell>
          <table:table-cell table:style-name="ce2" table:formula="of:=[.G7]/[.G$3]" office:value-type="float" office:value="40.84375" calcext:value-type="float">
            <text:p>40.84</text:p>
          </table:table-cell>
          <table:table-cell table:style-name="ce2" table:formula="of:=[.H7]/[.H$3]" office:value-type="float" office:value="39.895" calcext:value-type="float">
            <text:p>39.90</text:p>
          </table:table-cell>
          <table:table-cell table:style-name="ce2" table:formula="of:=[.I7]/[.I$3]" office:value-type="float" office:value="37.2853333333333" calcext:value-type="float">
            <text:p>37.29</text:p>
          </table:table-cell>
          <table:table-cell table:style-name="ce2" table:formula="of:=[.J7]/[.J$3]" office:value-type="float" office:value="35.8008" calcext:value-type="float">
            <text:p>35.80</text:p>
          </table:table-cell>
          <table:table-cell table:style-name="ce2" table:formula="of:=[.K7]/[.K$3]" office:value-type="float" office:value="35.7227666666667" calcext:value-type="float">
            <text:p>35.72</text:p>
          </table:table-cell>
          <table:table-cell table:style-name="ce2" table:formula="of:=[.L7]/[.L$3]" office:value-type="float" office:value="36.20869" calcext:value-type="float">
            <text:p>36.21</text:p>
          </table:table-cell>
          <table:table-cell/>
        </table:table-row>
        <table:table-row table:style-name="ro1">
          <table:table-cell table:style-name="ce6" table:formula="of:=[.A8]" office:value-type="string" office:string-value="Boxroot (callee-save)" calcext:value-type="string">
            <text:p>Boxroot (callee-save)</text:p>
          </table:table-cell>
          <table:table-cell table:style-name="ce2" table:formula="of:=[.B8]/[.B$3]" office:value-type="float" office:value="21.62" calcext:value-type="float">
            <text:p>21.62</text:p>
          </table:table-cell>
          <table:table-cell table:style-name="ce2" table:formula="of:=[.C8]/[.C$3]" office:value-type="float" office:value="16.54" calcext:value-type="float">
            <text:p>16.54</text:p>
          </table:table-cell>
          <table:table-cell table:style-name="ce2" table:formula="of:=[.D8]/[.D$3]" office:value-type="float" office:value="14.6666666666667" calcext:value-type="float">
            <text:p>14.67</text:p>
          </table:table-cell>
          <table:table-cell table:style-name="ce2" table:formula="of:=[.E8]/[.E$3]" office:value-type="float" office:value="13.705" calcext:value-type="float">
            <text:p>13.71</text:p>
          </table:table-cell>
          <table:table-cell table:style-name="ce2" table:formula="of:=[.F8]/[.F$3]" office:value-type="float" office:value="13.43" calcext:value-type="float">
            <text:p>13.43</text:p>
          </table:table-cell>
          <table:table-cell table:style-name="ce2" table:formula="of:=[.G8]/[.G$3]" office:value-type="float" office:value="12.64875" calcext:value-type="float">
            <text:p>12.65</text:p>
          </table:table-cell>
          <table:table-cell table:style-name="ce2" table:formula="of:=[.H8]/[.H$3]" office:value-type="float" office:value="12.202" calcext:value-type="float">
            <text:p>12.20</text:p>
          </table:table-cell>
          <table:table-cell table:style-name="ce2" table:formula="of:=[.I8]/[.I$3]" office:value-type="float" office:value="11.9576666666667" calcext:value-type="float">
            <text:p>11.96</text:p>
          </table:table-cell>
          <table:table-cell table:style-name="ce2" table:formula="of:=[.J8]/[.J$3]" office:value-type="float" office:value="11.7628" calcext:value-type="float">
            <text:p>11.76</text:p>
          </table:table-cell>
          <table:table-cell table:style-name="ce2" table:formula="of:=[.K8]/[.K$3]" office:value-type="float" office:value="13.0289" calcext:value-type="float">
            <text:p>13.03</text:p>
          </table:table-cell>
          <table:table-cell table:style-name="ce2" table:formula="of:=[.L8]/[.L$3]" office:value-type="float" office:value="12.9909" calcext:value-type="float">
            <text:p>12.99</text:p>
          </table:table-cell>
          <table:table-cell/>
        </table:table-row>
        <table:table-row table:style-name="ro1">
          <table:table-cell table:style-name="ce6" table:formula="of:=[.A9]" office:value-type="string" office:string-value="OCaml ref (no C call)" calcext:value-type="string">
            <text:p>OCaml ref (no C call)</text:p>
          </table:table-cell>
          <table:table-cell table:style-name="ce2" table:formula="of:=[.B9]/[.B$3]" office:value-type="float" office:value="5.73" calcext:value-type="float">
            <text:p>5.73</text:p>
          </table:table-cell>
          <table:table-cell table:style-name="ce2" table:formula="of:=[.C9]/[.C$3]" office:value-type="float" office:value="4.785" calcext:value-type="float">
            <text:p>4.79</text:p>
          </table:table-cell>
          <table:table-cell table:style-name="ce2" table:formula="of:=[.D9]/[.D$3]" office:value-type="float" office:value="4.45666666666667" calcext:value-type="float">
            <text:p>4.46</text:p>
          </table:table-cell>
          <table:table-cell table:style-name="ce2" table:formula="of:=[.E9]/[.E$3]" office:value-type="float" office:value="4.225" calcext:value-type="float">
            <text:p>4.23</text:p>
          </table:table-cell>
          <table:table-cell table:style-name="ce2" table:formula="of:=[.F9]/[.F$3]" office:value-type="float" office:value="4.07" calcext:value-type="float">
            <text:p>4.07</text:p>
          </table:table-cell>
          <table:table-cell table:style-name="ce2" table:formula="of:=[.G9]/[.G$3]" office:value-type="float" office:value="4.16" calcext:value-type="float">
            <text:p>4.16</text:p>
          </table:table-cell>
          <table:table-cell table:style-name="ce2" table:formula="of:=[.H9]/[.H$3]" office:value-type="float" office:value="4.111" calcext:value-type="float">
            <text:p>4.11</text:p>
          </table:table-cell>
          <table:table-cell table:style-name="ce2" table:formula="of:=[.I9]/[.I$3]" office:value-type="float" office:value="4.09333333333333" calcext:value-type="float">
            <text:p>4.09</text:p>
          </table:table-cell>
          <table:table-cell table:style-name="ce2" table:formula="of:=[.J9]/[.J$3]" office:value-type="float" office:value="3.9111" calcext:value-type="float">
            <text:p>3.91</text:p>
          </table:table-cell>
          <table:table-cell table:style-name="ce2" table:formula="of:=[.K9]/[.K$3]" office:value-type="float" office:value="3.71753333333333" calcext:value-type="float">
            <text:p>3.72</text:p>
          </table:table-cell>
          <table:table-cell table:style-name="ce2" table:formula="of:=[.L9]/[.L$3]" office:value-type="float" office:value="3.79209" calcext:value-type="float">
            <text:p>3.79</text:p>
          </table:table-cell>
          <table:table-cell/>
        </table:table-row>
        <table:table-row table:style-name="ro1">
          <table:table-cell table:style-name="ce6" table:formula="of:=[.A10]" office:value-type="string" office:string-value="dll_boxroot" calcext:value-type="string">
            <text:p>dll_boxroot</text:p>
          </table:table-cell>
          <table:table-cell table:style-name="ce2" table:formula="of:=[.B10]/[.B$3]" office:value-type="float" office:value="37.32" calcext:value-type="float">
            <text:p>37.32</text:p>
          </table:table-cell>
          <table:table-cell table:style-name="ce2" table:formula="of:=[.C10]/[.C$3]" office:value-type="float" office:value="21.525" calcext:value-type="float">
            <text:p>21.53</text:p>
          </table:table-cell>
          <table:table-cell table:style-name="ce2" table:formula="of:=[.D10]/[.D$3]" office:value-type="float" office:value="19.04" calcext:value-type="float">
            <text:p>19.04</text:p>
          </table:table-cell>
          <table:table-cell table:style-name="ce2" table:formula="of:=[.E10]/[.E$3]" office:value-type="float" office:value="17.97" calcext:value-type="float">
            <text:p>17.97</text:p>
          </table:table-cell>
          <table:table-cell table:style-name="ce2" table:formula="of:=[.F10]/[.F$3]" office:value-type="float" office:value="16.96" calcext:value-type="float">
            <text:p>16.96</text:p>
          </table:table-cell>
          <table:table-cell table:style-name="ce2" table:formula="of:=[.G10]/[.G$3]" office:value-type="float" office:value="15.855" calcext:value-type="float">
            <text:p>15.86</text:p>
          </table:table-cell>
          <table:table-cell table:style-name="ce2" table:formula="of:=[.H10]/[.H$3]" office:value-type="float" office:value="15.195" calcext:value-type="float">
            <text:p>15.20</text:p>
          </table:table-cell>
          <table:table-cell table:style-name="ce2" table:formula="of:=[.I10]/[.I$3]" office:value-type="float" office:value="14.5043333333333" calcext:value-type="float">
            <text:p>14.50</text:p>
          </table:table-cell>
          <table:table-cell table:style-name="ce2" table:formula="of:=[.J10]/[.J$3]" office:value-type="float" office:value="13.9217" calcext:value-type="float">
            <text:p>13.92</text:p>
          </table:table-cell>
          <table:table-cell table:style-name="ce2" table:formula="of:=[.K10]/[.K$3]" office:value-type="float" office:value="13.7739666666667" calcext:value-type="float">
            <text:p>13.77</text:p>
          </table:table-cell>
          <table:table-cell table:style-name="ce2" table:formula="of:=[.L10]/[.L$3]" office:value-type="float" office:value="13.63069" calcext:value-type="float">
            <text:p>13.63</text:p>
          </table:table-cell>
          <table:table-cell/>
        </table:table-row>
        <table:table-row table:style-name="ro1">
          <table:table-cell table:style-name="ce6" table:formula="of:=[.A11]" office:value-type="string" office:string-value="rem_boxroot" calcext:value-type="string">
            <text:p>rem_boxroot</text:p>
          </table:table-cell>
          <table:table-cell table:style-name="ce2" table:formula="of:=[.B11]/[.B$3]" office:value-type="float" office:value="21.86" calcext:value-type="float">
            <text:p>21.86</text:p>
          </table:table-cell>
          <table:table-cell table:style-name="ce2" table:formula="of:=[.C11]/[.C$3]" office:value-type="float" office:value="16.345" calcext:value-type="float">
            <text:p>16.35</text:p>
          </table:table-cell>
          <table:table-cell table:style-name="ce2" table:formula="of:=[.D11]/[.D$3]" office:value-type="float" office:value="14.5933333333333" calcext:value-type="float">
            <text:p>14.59</text:p>
          </table:table-cell>
          <table:table-cell table:style-name="ce2" table:formula="of:=[.E11]/[.E$3]" office:value-type="float" office:value="13.2975" calcext:value-type="float">
            <text:p>13.30</text:p>
          </table:table-cell>
          <table:table-cell table:style-name="ce2" table:formula="of:=[.F11]/[.F$3]" office:value-type="float" office:value="12.964" calcext:value-type="float">
            <text:p>12.96</text:p>
          </table:table-cell>
          <table:table-cell table:style-name="ce2" table:formula="of:=[.G11]/[.G$3]" office:value-type="float" office:value="11.89" calcext:value-type="float">
            <text:p>11.89</text:p>
          </table:table-cell>
          <table:table-cell table:style-name="ce2" table:formula="of:=[.H11]/[.H$3]" office:value-type="float" office:value="11.561" calcext:value-type="float">
            <text:p>11.56</text:p>
          </table:table-cell>
          <table:table-cell table:style-name="ce2" table:formula="of:=[.I11]/[.I$3]" office:value-type="float" office:value="11.8263333333333" calcext:value-type="float">
            <text:p>11.83</text:p>
          </table:table-cell>
          <table:table-cell table:style-name="ce2" table:formula="of:=[.J11]/[.J$3]" office:value-type="float" office:value="10.7439" calcext:value-type="float">
            <text:p>10.74</text:p>
          </table:table-cell>
          <table:table-cell table:style-name="ce2" table:formula="of:=[.K11]/[.K$3]" office:value-type="float" office:value="10.5185666666667" calcext:value-type="float">
            <text:p>10.52</text:p>
          </table:table-cell>
          <table:table-cell table:style-name="ce2" table:formula="of:=[.L11]/[.L$3]" office:value-type="float" office:value="10.61308" calcext:value-type="float">
            <text:p>10.61</text:p>
          </table:table-cell>
          <table:table-cell/>
        </table:table-row>
        <table:table-row table:style-name="ro1">
          <table:table-cell table:style-name="ce6" table:formula="of:=[.A12]" office:value-type="string" office:string-value="Global roots" calcext:value-type="string">
            <text:p>Global roots</text:p>
          </table:table-cell>
          <table:table-cell table:style-name="ce2" table:formula="of:=[.B12]/[.B$3]" office:value-type="float" office:value="101.01" calcext:value-type="float">
            <text:p>101.01</text:p>
          </table:table-cell>
          <table:table-cell table:style-name="ce2" table:formula="of:=[.C12]/[.C$3]" office:value-type="float" office:value="70.185" calcext:value-type="float">
            <text:p>70.19</text:p>
          </table:table-cell>
          <table:table-cell table:style-name="ce2" table:formula="of:=[.D12]/[.D$3]" office:value-type="float" office:value="60.9933333333333" calcext:value-type="float">
            <text:p>60.99</text:p>
          </table:table-cell>
          <table:table-cell table:style-name="ce2" table:formula="of:=[.E12]/[.E$3]" office:value-type="float" office:value="55.855" calcext:value-type="float">
            <text:p>55.86</text:p>
          </table:table-cell>
          <table:table-cell table:style-name="ce2" table:formula="of:=[.F12]/[.F$3]" office:value-type="float" office:value="54.73" calcext:value-type="float">
            <text:p>54.73</text:p>
          </table:table-cell>
          <table:table-cell table:style-name="ce2" table:formula="of:=[.G12]/[.G$3]" office:value-type="float" office:value="48.4025" calcext:value-type="float">
            <text:p>48.40</text:p>
          </table:table-cell>
          <table:table-cell table:style-name="ce2" table:formula="of:=[.H12]/[.H$3]" office:value-type="float" office:value="45.156" calcext:value-type="float">
            <text:p>45.16</text:p>
          </table:table-cell>
          <table:table-cell table:style-name="ce2" table:formula="of:=[.I12]/[.I$3]" office:value-type="float" office:value="39.7883333333333" calcext:value-type="float">
            <text:p>39.79</text:p>
          </table:table-cell>
          <table:table-cell table:style-name="ce2" table:formula="of:=[.J12]/[.J$3]" office:value-type="float" office:value="37.1357" calcext:value-type="float">
            <text:p>37.14</text:p>
          </table:table-cell>
          <table:table-cell table:style-name="ce2" table:formula="of:=[.K12]/[.K$3]" office:value-type="float" office:value="36.6175" calcext:value-type="float">
            <text:p>36.62</text:p>
          </table:table-cell>
          <table:table-cell table:style-name="ce2" table:formula="of:=[.L12]/[.L$3]" office:value-type="float" office:value="36.53482" calcext:value-type="float">
            <text:p>36.53</text:p>
          </table:table-cell>
          <table:table-cell/>
        </table:table-row>
        <table:table-row table:style-name="ro1" table:number-rows-repeated="15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(no boxing)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6.21" calcext:value-type="float">
            <text:p>6.21</text:p>
          </table:table-cell>
          <table:table-cell table:style-name="ce3" office:value-type="float" office:value="0.89" calcext:value-type="float">
            <text:p>0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ref (via C)</text:p>
          </table:table-cell>
          <table:table-cell office:value-type="float" office:value="1.49" calcext:value-type="float">
            <text:p>1.49</text:p>
          </table:table-cell>
          <table:table-cell office:value-type="float" office:value="7.15" calcext:value-type="float">
            <text:p>7.15</text:p>
          </table:table-cell>
          <table:table-cell office:value-type="float" office:value="1.35" calcext:value-type="float">
            <text:p>1.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5.9" calcext:value-type="float">
            <text:p>5.9</text:p>
          </table:table-cell>
          <table:table-cell office:value-type="float" office:value="10.83" calcext:value-type="float">
            <text:p>10.83</text:p>
          </table:table-cell>
          <table:table-cell office:value-type="float" office:value="1.14" calcext:value-type="float">
            <text:p>1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1.71" calcext:value-type="float">
            <text:p>1.71</text:p>
          </table:table-cell>
          <table:table-cell office:value-type="float" office:value="6.19" calcext:value-type="float">
            <text:p>6.19</text:p>
          </table:table-cell>
          <table:table-cell office:value-type="float" office:value="1.03" calcext:value-type="float">
            <text:p>1.0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table:formula="of:=[.A44]" office:value-type="string" office:string-value="OCaml (no boxing)" calcext:value-type="string">
            <text:p>OCaml (no boxing)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5]" office:value-type="string" office:string-value="OCaml ref (via C)" calcext:value-type="string">
            <text:p>OCaml ref (via C)</text:p>
          </table:table-cell>
          <table:table-cell table:formula="of:=[.B45]/[.B$44]" office:value-type="float" office:value="1.24166666666667" calcext:value-type="float">
            <text:p>1.24166666666667</text:p>
          </table:table-cell>
          <table:table-cell table:formula="of:=[.C45]/[.C$44]" office:value-type="float" office:value="1.15136876006441" calcext:value-type="float">
            <text:p>1.15136876006441</text:p>
          </table:table-cell>
          <table:table-cell table:formula="of:=[.D45]/[.D$44]" office:value-type="float" office:value="1.51685393258427" calcext:value-type="float">
            <text:p>1.51685393258427</text:p>
          </table:table-cell>
          <table:table-cell table:number-columns-repeated="9"/>
        </table:table-row>
        <table:table-row table:style-name="ro1">
          <table:table-cell table:formula="of:=[.A46]" office:value-type="string" office:string-value="Generational roots" calcext:value-type="string">
            <text:p>Generational roots</text:p>
          </table:table-cell>
          <table:table-cell table:formula="of:=[.B46]/[.B$44]" office:value-type="float" office:value="4.91666666666667" calcext:value-type="float">
            <text:p>4.91666666666667</text:p>
          </table:table-cell>
          <table:table-cell table:formula="of:=[.C46]/[.C$44]" office:value-type="float" office:value="1.743961352657" calcext:value-type="float">
            <text:p>1.743961352657</text:p>
          </table:table-cell>
          <table:table-cell table:formula="of:=[.D46]/[.D$44]" office:value-type="float" office:value="1.28089887640449" calcext:value-type="float">
            <text:p>1.28089887640449</text:p>
          </table:table-cell>
          <table:table-cell table:number-columns-repeated="9"/>
        </table:table-row>
        <table:table-row table:style-name="ro1">
          <table:table-cell table:formula="of:=[.A47]" office:value-type="string" office:string-value="Boxroot" calcext:value-type="string">
            <text:p>Boxroot</text:p>
          </table:table-cell>
          <table:table-cell table:formula="of:=[.B47]/[.B$44]" office:value-type="float" office:value="1.425" calcext:value-type="float">
            <text:p>1.425</text:p>
          </table:table-cell>
          <table:table-cell table:formula="of:=[.C47]/[.C$44]" office:value-type="float" office:value="0.996779388083736" calcext:value-type="float">
            <text:p>0.996779388083736</text:p>
          </table:table-cell>
          <table:table-cell table:formula="of:=[.D47]/[.D$44]" office:value-type="float" office:value="1.15730337078652" calcext:value-type="float">
            <text:p>1.15730337078652</text:p>
          </table:table-cell>
          <table:table-cell table:number-columns-repeated="9"/>
        </table:table-row>
      </table:table>
      <table:table table:name="Multicore" table:style-name="ta1">
        <table:shapes>
          <draw:frame draw:z-index="0" draw:style-name="gr1" draw:text-style-name="P1" svg:width="20cm" svg:height="15cm" svg:x="10.363cm" svg:y="13.282cm">
            <draw:object draw:notify-on-update-of-ranges="Multicore.B15:Multicore.L15 Multicore.B15:Multicore.L15 Multicore.A18:Multicore.A18 Multicore.B18:Multicore.L18 Multicore.B15:Multicore.L15 Multicore.A21:Multicore.A21 Multicore.B21:Multicore.L21 Multicore.B15:Multicore.L15 Multicore.A17:Multicore.A17 Multicore.B17:Multicore.L17 Multicore.B15:Multicore.L15 Multicore.A16:Multicore.A16 Multicore.B16:Multicore.L16 Multicore.B15:Multicore.L15 Multicore.A20:Multicore.A20 Multicore.B20:Multicore.L20 Multicore.B15:Multicore.L15 Multicore.A19:Multicore.A19 Multicore.B19:Multicore.L19 Multicore.B15:Multicore.L15 Multicore.A24:Multicore.A24 Multicore.B24:Multicore.L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cm" svg:height="10cm" svg:x="0cm" svg:y="29.379cm">
            <draw:object draw:notify-on-update-of-ranges="Multicore.B50:Multicore.D50 Multicore.A51:Multicore.A51 Multicore.B51:Multicore.D51 Multicore.A52:Multicore.A52 Multicore.B52:Multicore.D52 Multicore.A53:Multicore.A53 Multicore.B53:Multicore.D53 Multicore.A54:Multicore.A54 Multicore.B54:Multicore.D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0cm" svg:height="12cm" svg:x="16.713cm" svg:y="29.405cm">
            <draw:object draw:notify-on-update-of-ranges="Multicore.B18:Multicore.L18 Multicore.A18:Multicore.A18 Multicore.B18:Multicore.L18 Multicore.B15:Multicore.L15 Multicore.B15:Multicore.L15 Multicore.A17:Multicore.A17 Multicore.B17:Multicore.L17 Multicore.B15:Multicore.L15 Multicore.A26:Multicore.A26 Multicore.B26:Multicore.L26 Multicore.B15:Multicore.L15 Multicore.A16:Multicore.A16 Multicore.B16:Multicore.L16 Multicore.B15:Multicore.L15 Multicore.A25:Multicore.A25 Multicore.B25:Multicore.L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5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local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20.66" calcext:value-type="float">
            <text:p>20.66</text:p>
          </table:table-cell>
          <table:table-cell office:value-type="float" office:value="34.06" calcext:value-type="float">
            <text:p>34.06</text:p>
          </table:table-cell>
          <table:table-cell office:value-type="float" office:value="46.17" calcext:value-type="float">
            <text:p>46.17</text:p>
          </table:table-cell>
          <table:table-cell office:value-type="float" office:value="58.07" calcext:value-type="float">
            <text:p>58.07</text:p>
          </table:table-cell>
          <table:table-cell office:value-type="float" office:value="70.6" calcext:value-type="float">
            <text:p>70.6</text:p>
          </table:table-cell>
          <table:table-cell office:value-type="float" office:value="107.67" calcext:value-type="float">
            <text:p>107.67</text:p>
          </table:table-cell>
          <table:table-cell office:value-type="float" office:value="128.67" calcext:value-type="float">
            <text:p>128.67</text:p>
          </table:table-cell>
          <table:table-cell office:value-type="float" office:value="369.37" calcext:value-type="float">
            <text:p>369.37</text:p>
          </table:table-cell>
          <table:table-cell office:value-type="float" office:value="1244.37" calcext:value-type="float">
            <text:p>1244.37</text:p>
          </table:table-cell>
          <table:table-cell office:value-type="float" office:value="3640.67" calcext:value-type="float">
            <text:p>3640.67</text:p>
          </table:table-cell>
          <table:table-cell office:value-type="float" office:value="12176.98" calcext:value-type="float">
            <text:p>12176.9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Local roots</text:p>
          </table:table-cell>
          <table:table-cell office:value-type="float" office:value="15.61" calcext:value-type="float">
            <text:p>15.61</text:p>
          </table:table-cell>
          <table:table-cell office:value-type="float" office:value="28.71" calcext:value-type="float">
            <text:p>28.71</text:p>
          </table:table-cell>
          <table:table-cell office:value-type="float" office:value="42.89" calcext:value-type="float">
            <text:p>42.89</text:p>
          </table:table-cell>
          <table:table-cell office:value-type="float" office:value="56.73" calcext:value-type="float">
            <text:p>56.73</text:p>
          </table:table-cell>
          <table:table-cell office:value-type="float" office:value="71.58" calcext:value-type="float">
            <text:p>71.58</text:p>
          </table:table-cell>
          <table:table-cell office:value-type="float" office:value="112.7" calcext:value-type="float">
            <text:p>112.7</text:p>
          </table:table-cell>
          <table:table-cell office:value-type="float" office:value="142.28" calcext:value-type="float">
            <text:p>142.28</text:p>
          </table:table-cell>
          <table:table-cell office:value-type="float" office:value="437.12" calcext:value-type="float">
            <text:p>437.12</text:p>
          </table:table-cell>
          <table:table-cell office:value-type="float" office:value="1518" calcext:value-type="float">
            <text:p>1518</text:p>
          </table:table-cell>
          <table:table-cell office:value-type="float" office:value="4766.75" calcext:value-type="float">
            <text:p>4766.75</text:p>
          </table:table-cell>
          <table:table-cell office:value-type="float" office:value="16348" calcext:value-type="float">
            <text:p>1634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(no C call)</text:p>
          </table:table-cell>
          <table:table-cell office:value-type="float" office:value="4.54" calcext:value-type="float">
            <text:p>4.54</text:p>
          </table:table-cell>
          <table:table-cell office:value-type="float" office:value="7.94" calcext:value-type="float">
            <text:p>7.94</text:p>
          </table:table-cell>
          <table:table-cell office:value-type="float" office:value="11.43" calcext:value-type="float">
            <text:p>11.43</text:p>
          </table:table-cell>
          <table:table-cell office:value-type="float" office:value="15.01" calcext:value-type="float">
            <text:p>15.01</text:p>
          </table:table-cell>
          <table:table-cell office:value-type="float" office:value="18.03" calcext:value-type="float">
            <text:p>18.03</text:p>
          </table:table-cell>
          <table:table-cell office:value-type="float" office:value="28.76" calcext:value-type="float">
            <text:p>28.76</text:p>
          </table:table-cell>
          <table:table-cell office:value-type="float" office:value="35.05" calcext:value-type="float">
            <text:p>35.05</text:p>
          </table:table-cell>
          <table:table-cell office:value-type="float" office:value="110.66" calcext:value-type="float">
            <text:p>110.66</text:p>
          </table:table-cell>
          <table:table-cell office:value-type="float" office:value="356.5" calcext:value-type="float">
            <text:p>356.5</text:p>
          </table:table-cell>
          <table:table-cell office:value-type="float" office:value="1028.65" calcext:value-type="float">
            <text:p>1028.65</text:p>
          </table:table-cell>
          <table:table-cell office:value-type="float" office:value="3504.85" calcext:value-type="float">
            <text:p>3504.85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174.42" calcext:value-type="float">
            <text:p>174.42</text:p>
          </table:table-cell>
          <table:table-cell office:value-type="float" office:value="216.87" calcext:value-type="float">
            <text:p>216.87</text:p>
          </table:table-cell>
          <table:table-cell office:value-type="float" office:value="281.93" calcext:value-type="float">
            <text:p>281.93</text:p>
          </table:table-cell>
          <table:table-cell office:value-type="float" office:value="327.26" calcext:value-type="float">
            <text:p>327.26</text:p>
          </table:table-cell>
          <table:table-cell office:value-type="float" office:value="386.11" calcext:value-type="float">
            <text:p>386.11</text:p>
          </table:table-cell>
          <table:table-cell office:value-type="float" office:value="545.2" calcext:value-type="float">
            <text:p>545.2</text:p>
          </table:table-cell>
          <table:table-cell office:value-type="float" office:value="640.19" calcext:value-type="float">
            <text:p>640.19</text:p>
          </table:table-cell>
          <table:table-cell office:value-type="float" office:value="1671.52" calcext:value-type="float">
            <text:p>1671.52</text:p>
          </table:table-cell>
          <table:table-cell office:value-type="float" office:value="5290.02" calcext:value-type="float">
            <text:p>5290.02</text:p>
          </table:table-cell>
          <table:table-cell office:value-type="float" office:value="15727.52" calcext:value-type="float">
            <text:p>15727.52</text:p>
          </table:table-cell>
          <table:table-cell office:value-type="float" office:value="52045.01" calcext:value-type="float">
            <text:p>52045.01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callee-save)</text:p>
          </table:table-cell>
          <table:table-cell office:value-type="float" office:value="31.27" calcext:value-type="float">
            <text:p>31.27</text:p>
          </table:table-cell>
          <table:table-cell office:value-type="float" office:value="40.06" calcext:value-type="float">
            <text:p>40.06</text:p>
          </table:table-cell>
          <table:table-cell office:value-type="float" office:value="58.24" calcext:value-type="float">
            <text:p>58.24</text:p>
          </table:table-cell>
          <table:table-cell office:value-type="float" office:value="73.84" calcext:value-type="float">
            <text:p>73.84</text:p>
          </table:table-cell>
          <table:table-cell office:value-type="float" office:value="89.09" calcext:value-type="float">
            <text:p>89.09</text:p>
          </table:table-cell>
          <table:table-cell office:value-type="float" office:value="126.68" calcext:value-type="float">
            <text:p>126.68</text:p>
          </table:table-cell>
          <table:table-cell office:value-type="float" office:value="157.45" calcext:value-type="float">
            <text:p>157.45</text:p>
          </table:table-cell>
          <table:table-cell office:value-type="float" office:value="466.69" calcext:value-type="float">
            <text:p>466.69</text:p>
          </table:table-cell>
          <table:table-cell office:value-type="float" office:value="1515.36" calcext:value-type="float">
            <text:p>1515.36</text:p>
          </table:table-cell>
          <table:table-cell office:value-type="float" office:value="4902.21" calcext:value-type="float">
            <text:p>4902.21</text:p>
          </table:table-cell>
          <table:table-cell office:value-type="float" office:value="16675.78" calcext:value-type="float">
            <text:p>16675.7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OCaml ref (no C call)</text:p>
          </table:table-cell>
          <table:table-cell office:value-type="float" office:value="6.27" calcext:value-type="float">
            <text:p>6.27</text:p>
          </table:table-cell>
          <table:table-cell office:value-type="float" office:value="10.21" calcext:value-type="float">
            <text:p>10.21</text:p>
          </table:table-cell>
          <table:table-cell office:value-type="float" office:value="13.89" calcext:value-type="float">
            <text:p>13.89</text:p>
          </table:table-cell>
          <table:table-cell office:value-type="float" office:value="17.61" calcext:value-type="float">
            <text:p>17.61</text:p>
          </table:table-cell>
          <table:table-cell office:value-type="float" office:value="21.13" calcext:value-type="float">
            <text:p>21.13</text:p>
          </table:table-cell>
          <table:table-cell office:value-type="float" office:value="32.48" calcext:value-type="float">
            <text:p>32.48</text:p>
          </table:table-cell>
          <table:table-cell office:value-type="float" office:value="40.37" calcext:value-type="float">
            <text:p>40.37</text:p>
          </table:table-cell>
          <table:table-cell office:value-type="float" office:value="122.84" calcext:value-type="float">
            <text:p>122.84</text:p>
          </table:table-cell>
          <table:table-cell office:value-type="float" office:value="392.4" calcext:value-type="float">
            <text:p>392.4</text:p>
          </table:table-cell>
          <table:table-cell office:value-type="float" office:value="1138.77" calcext:value-type="float">
            <text:p>1138.77</text:p>
          </table:table-cell>
          <table:table-cell office:value-type="float" office:value="3724.38" calcext:value-type="float">
            <text:p>3724.3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dll_boxroot</text:p>
          </table:table-cell>
          <table:table-cell office:value-type="float" office:value="37.81" calcext:value-type="float">
            <text:p>37.81</text:p>
          </table:table-cell>
          <table:table-cell office:value-type="float" office:value="48.2" calcext:value-type="float">
            <text:p>48.2</text:p>
          </table:table-cell>
          <table:table-cell office:value-type="float" office:value="63.03" calcext:value-type="float">
            <text:p>63.03</text:p>
          </table:table-cell>
          <table:table-cell office:value-type="float" office:value="83.38" calcext:value-type="float">
            <text:p>83.38</text:p>
          </table:table-cell>
          <table:table-cell office:value-type="float" office:value="97.73" calcext:value-type="float">
            <text:p>97.73</text:p>
          </table:table-cell>
          <table:table-cell office:value-type="float" office:value="143.24" calcext:value-type="float">
            <text:p>143.24</text:p>
          </table:table-cell>
          <table:table-cell office:value-type="float" office:value="175.88" calcext:value-type="float">
            <text:p>175.88</text:p>
          </table:table-cell>
          <table:table-cell office:value-type="float" office:value="504.62" calcext:value-type="float">
            <text:p>504.62</text:p>
          </table:table-cell>
          <table:table-cell office:value-type="float" office:value="1600.98" calcext:value-type="float">
            <text:p>1600.98</text:p>
          </table:table-cell>
          <table:table-cell office:value-type="float" office:value="4737.23" calcext:value-type="float">
            <text:p>4737.23</text:p>
          </table:table-cell>
          <table:table-cell office:value-type="float" office:value="15841.3" calcext:value-type="float">
            <text:p>15841.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rem_boxroot</text:p>
          </table:table-cell>
          <table:table-cell office:value-type="float" office:value="24.73" calcext:value-type="float">
            <text:p>24.73</text:p>
          </table:table-cell>
          <table:table-cell office:value-type="float" office:value="38.5" calcext:value-type="float">
            <text:p>38.5</text:p>
          </table:table-cell>
          <table:table-cell office:value-type="float" office:value="51.38" calcext:value-type="float">
            <text:p>51.38</text:p>
          </table:table-cell>
          <table:table-cell office:value-type="float" office:value="63.88" calcext:value-type="float">
            <text:p>63.88</text:p>
          </table:table-cell>
          <table:table-cell office:value-type="float" office:value="78.36" calcext:value-type="float">
            <text:p>78.36</text:p>
          </table:table-cell>
          <table:table-cell office:value-type="float" office:value="116.22" calcext:value-type="float">
            <text:p>116.22</text:p>
          </table:table-cell>
          <table:table-cell office:value-type="float" office:value="144.04" calcext:value-type="float">
            <text:p>144.04</text:p>
          </table:table-cell>
          <table:table-cell office:value-type="float" office:value="404.26" calcext:value-type="float">
            <text:p>404.26</text:p>
          </table:table-cell>
          <table:table-cell office:value-type="float" office:value="1299.98" calcext:value-type="float">
            <text:p>1299.98</text:p>
          </table:table-cell>
          <table:table-cell office:value-type="float" office:value="3868.43" calcext:value-type="float">
            <text:p>3868.43</text:p>
          </table:table-cell>
          <table:table-cell office:value-type="float" office:value="12964.83" calcext:value-type="float">
            <text:p>12964.8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Global roots</text:p>
          </table:table-cell>
          <table:table-cell office:value-type="float" office:value="142.67" calcext:value-type="float">
            <text:p>142.67</text:p>
          </table:table-cell>
          <table:table-cell office:value-type="float" office:value="197.66" calcext:value-type="float">
            <text:p>197.66</text:p>
          </table:table-cell>
          <table:table-cell office:value-type="float" office:value="251.11" calcext:value-type="float">
            <text:p>251.11</text:p>
          </table:table-cell>
          <table:table-cell office:value-type="float" office:value="304.7" calcext:value-type="float">
            <text:p>304.7</text:p>
          </table:table-cell>
          <table:table-cell office:value-type="float" office:value="363.59" calcext:value-type="float">
            <text:p>363.59</text:p>
          </table:table-cell>
          <table:table-cell office:value-type="float" office:value="514.42" calcext:value-type="float">
            <text:p>514.42</text:p>
          </table:table-cell>
          <table:table-cell office:value-type="float" office:value="616.85" calcext:value-type="float">
            <text:p>616.85</text:p>
          </table:table-cell>
          <table:table-cell office:value-type="float" office:value="1654.22" calcext:value-type="float">
            <text:p>1654.22</text:p>
          </table:table-cell>
          <table:table-cell office:value-type="float" office:value="5297.12" calcext:value-type="float">
            <text:p>5297.12</text:p>
          </table:table-cell>
          <table:table-cell office:value-type="float" office:value="15490.96" calcext:value-type="float">
            <text:p>15490.96</text:p>
          </table:table-cell>
          <table:table-cell office:value-type="float" office:value="50992.93" calcext:value-type="float">
            <text:p>50992.93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thread-unsafe)</text:p>
          </table:table-cell>
          <table:table-cell office:value-type="float" office:value="15.76" calcext:value-type="float">
            <text:p>15.76</text:p>
          </table:table-cell>
          <table:table-cell office:value-type="float" office:value="28.54" calcext:value-type="float">
            <text:p>28.54</text:p>
          </table:table-cell>
          <table:table-cell office:value-type="float" office:value="39.74" calcext:value-type="float">
            <text:p>39.74</text:p>
          </table:table-cell>
          <table:table-cell office:value-type="float" office:value="48.99" calcext:value-type="float">
            <text:p>48.99</text:p>
          </table:table-cell>
          <table:table-cell office:value-type="float" office:value="60.71" calcext:value-type="float">
            <text:p>60.71</text:p>
          </table:table-cell>
          <table:table-cell office:value-type="float" office:value="93.33" calcext:value-type="float">
            <text:p>93.33</text:p>
          </table:table-cell>
          <table:table-cell office:value-type="float" office:value="110.04" calcext:value-type="float">
            <text:p>110.04</text:p>
          </table:table-cell>
          <table:table-cell office:value-type="float" office:value="335.81" calcext:value-type="float">
            <text:p>335.81</text:p>
          </table:table-cell>
          <table:table-cell office:value-type="float" office:value="992.61" calcext:value-type="float">
            <text:p>992.61</text:p>
          </table:table-cell>
          <table:table-cell office:value-type="float" office:value="3035.96" calcext:value-type="float">
            <text:p>3035.96</text:p>
          </table:table-cell>
          <table:table-cell office:value-type="float" office:value="9815.08" calcext:value-type="float">
            <text:p>9815.08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office:value-type="string" calcext:value-type="string">
            <text:p>Boxroot (forced remote)</text:p>
          </table:table-cell>
          <table:table-cell office:value-type="float" office:value="26.27" calcext:value-type="float">
            <text:p>26.27</text:p>
          </table:table-cell>
          <table:table-cell office:value-type="float" office:value="40.54" calcext:value-type="float">
            <text:p>40.54</text:p>
          </table:table-cell>
          <table:table-cell office:value-type="float" office:value="53.12" calcext:value-type="float">
            <text:p>53.12</text:p>
          </table:table-cell>
          <table:table-cell office:value-type="float" office:value="65.62" calcext:value-type="float">
            <text:p>65.62</text:p>
          </table:table-cell>
          <table:table-cell office:value-type="float" office:value="82.08" calcext:value-type="float">
            <text:p>82.08</text:p>
          </table:table-cell>
          <table:table-cell office:value-type="float" office:value="119.28" calcext:value-type="float">
            <text:p>119.28</text:p>
          </table:table-cell>
          <table:table-cell office:value-type="float" office:value="149.05" calcext:value-type="float">
            <text:p>149.05</text:p>
          </table:table-cell>
          <table:table-cell office:value-type="float" office:value="417.22" calcext:value-type="float">
            <text:p>417.22</text:p>
          </table:table-cell>
          <table:table-cell office:value-type="float" office:value="1351.1" calcext:value-type="float">
            <text:p>1351.1</text:p>
          </table:table-cell>
          <table:table-cell office:value-type="float" office:value="4001.79" calcext:value-type="float">
            <text:p>4001.79</text:p>
          </table:table-cell>
          <table:table-cell office:value-type="float" office:value="13355.86" calcext:value-type="float">
            <text:p>13355.86</text:p>
          </table:table-cell>
          <table:table-cell office:value-type="string" calcext:value-type="string">
            <text:p>ns</text:p>
          </table:table-cell>
        </table:table-row>
        <table:table-row table:style-name="ro1">
          <table:table-cell table:style-name="ce4" office:value-type="string" calcext:value-type="string">
            <text:p>per ca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6" table:formula="of:=[.A4]" office:value-type="string" office:string-value="Boxroot" calcext:value-type="string">
            <text:p>Boxroot</text:p>
          </table:table-cell>
          <table:table-cell table:style-name="ce2" table:formula="of:=[.B4]/[.B$3]" office:value-type="float" office:value="20.66" calcext:value-type="float">
            <text:p>20.66</text:p>
          </table:table-cell>
          <table:table-cell table:style-name="ce2" table:formula="of:=[.C4]/[.C$3]" office:value-type="float" office:value="17.03" calcext:value-type="float">
            <text:p>17.03</text:p>
          </table:table-cell>
          <table:table-cell table:style-name="ce2" table:formula="of:=[.D4]/[.D$3]" office:value-type="float" office:value="15.39" calcext:value-type="float">
            <text:p>15.39</text:p>
          </table:table-cell>
          <table:table-cell table:style-name="ce2" table:formula="of:=[.E4]/[.E$3]" office:value-type="float" office:value="14.5175" calcext:value-type="float">
            <text:p>14.52</text:p>
          </table:table-cell>
          <table:table-cell table:style-name="ce2" table:formula="of:=[.F4]/[.F$3]" office:value-type="float" office:value="14.12" calcext:value-type="float">
            <text:p>14.12</text:p>
          </table:table-cell>
          <table:table-cell table:style-name="ce2" table:formula="of:=[.G4]/[.G$3]" office:value-type="float" office:value="13.45875" calcext:value-type="float">
            <text:p>13.46</text:p>
          </table:table-cell>
          <table:table-cell table:style-name="ce2" table:formula="of:=[.H4]/[.H$3]" office:value-type="float" office:value="12.867" calcext:value-type="float">
            <text:p>12.87</text:p>
          </table:table-cell>
          <table:table-cell table:style-name="ce2" table:formula="of:=[.I4]/[.I$3]" office:value-type="float" office:value="12.3123333333333" calcext:value-type="float">
            <text:p>12.31</text:p>
          </table:table-cell>
          <table:table-cell table:style-name="ce2" table:formula="of:=[.J4]/[.J$3]" office:value-type="float" office:value="12.4437" calcext:value-type="float">
            <text:p>12.44</text:p>
          </table:table-cell>
          <table:table-cell table:style-name="ce2" table:formula="of:=[.K4]/[.K$3]" office:value-type="float" office:value="12.1355666666667" calcext:value-type="float">
            <text:p>12.14</text:p>
          </table:table-cell>
          <table:table-cell table:style-name="ce2" table:formula="of:=[.L4]/[.L$3]" office:value-type="float" office:value="12.17698" calcext:value-type="float">
            <text:p>12.18</text:p>
          </table:table-cell>
          <table:table-cell/>
        </table:table-row>
        <table:table-row table:style-name="ro1">
          <table:table-cell table:style-name="ce6" table:formula="of:=[.A5]" office:value-type="string" office:string-value="Local roots" calcext:value-type="string">
            <text:p>Local roots</text:p>
          </table:table-cell>
          <table:table-cell table:style-name="ce2" table:formula="of:=[.B5]/[.B$3]" office:value-type="float" office:value="15.61" calcext:value-type="float">
            <text:p>15.61</text:p>
          </table:table-cell>
          <table:table-cell table:style-name="ce2" table:formula="of:=[.C5]/[.C$3]" office:value-type="float" office:value="14.355" calcext:value-type="float">
            <text:p>14.36</text:p>
          </table:table-cell>
          <table:table-cell table:style-name="ce2" table:formula="of:=[.D5]/[.D$3]" office:value-type="float" office:value="14.2966666666667" calcext:value-type="float">
            <text:p>14.30</text:p>
          </table:table-cell>
          <table:table-cell table:style-name="ce2" table:formula="of:=[.E5]/[.E$3]" office:value-type="float" office:value="14.1825" calcext:value-type="float">
            <text:p>14.18</text:p>
          </table:table-cell>
          <table:table-cell table:style-name="ce2" table:formula="of:=[.F5]/[.F$3]" office:value-type="float" office:value="14.316" calcext:value-type="float">
            <text:p>14.32</text:p>
          </table:table-cell>
          <table:table-cell table:style-name="ce2" table:formula="of:=[.G5]/[.G$3]" office:value-type="float" office:value="14.0875" calcext:value-type="float">
            <text:p>14.09</text:p>
          </table:table-cell>
          <table:table-cell table:style-name="ce2" table:formula="of:=[.H5]/[.H$3]" office:value-type="float" office:value="14.228" calcext:value-type="float">
            <text:p>14.23</text:p>
          </table:table-cell>
          <table:table-cell table:style-name="ce2" table:formula="of:=[.I5]/[.I$3]" office:value-type="float" office:value="14.5706666666667" calcext:value-type="float">
            <text:p>14.57</text:p>
          </table:table-cell>
          <table:table-cell table:style-name="ce2" table:formula="of:=[.J5]/[.J$3]" office:value-type="float" office:value="15.18" calcext:value-type="float">
            <text:p>15.18</text:p>
          </table:table-cell>
          <table:table-cell table:style-name="ce2" table:formula="of:=[.K5]/[.K$3]" office:value-type="float" office:value="15.8891666666667" calcext:value-type="float">
            <text:p>15.89</text:p>
          </table:table-cell>
          <table:table-cell table:style-name="ce2" table:formula="of:=[.L5]/[.L$3]" office:value-type="float" office:value="16.348" calcext:value-type="float">
            <text:p>16.35</text:p>
          </table:table-cell>
          <table:table-cell/>
        </table:table-row>
        <table:table-row table:style-name="ro1">
          <table:table-cell table:style-name="ce6" table:formula="of:=[.A6]" office:value-type="string" office:string-value="OCaml (no C call)" calcext:value-type="string">
            <text:p>OCaml (no C call)</text:p>
          </table:table-cell>
          <table:table-cell table:style-name="ce2" table:formula="of:=[.B6]/[.B$3]" office:value-type="float" office:value="4.54" calcext:value-type="float">
            <text:p>4.54</text:p>
          </table:table-cell>
          <table:table-cell table:style-name="ce2" table:formula="of:=[.C6]/[.C$3]" office:value-type="float" office:value="3.97" calcext:value-type="float">
            <text:p>3.97</text:p>
          </table:table-cell>
          <table:table-cell table:style-name="ce2" table:formula="of:=[.D6]/[.D$3]" office:value-type="float" office:value="3.81" calcext:value-type="float">
            <text:p>3.81</text:p>
          </table:table-cell>
          <table:table-cell table:style-name="ce2" table:formula="of:=[.E6]/[.E$3]" office:value-type="float" office:value="3.7525" calcext:value-type="float">
            <text:p>3.75</text:p>
          </table:table-cell>
          <table:table-cell table:style-name="ce2" table:formula="of:=[.F6]/[.F$3]" office:value-type="float" office:value="3.606" calcext:value-type="float">
            <text:p>3.61</text:p>
          </table:table-cell>
          <table:table-cell table:style-name="ce2" table:formula="of:=[.G6]/[.G$3]" office:value-type="float" office:value="3.595" calcext:value-type="float">
            <text:p>3.60</text:p>
          </table:table-cell>
          <table:table-cell table:style-name="ce2" table:formula="of:=[.H6]/[.H$3]" office:value-type="float" office:value="3.505" calcext:value-type="float">
            <text:p>3.51</text:p>
          </table:table-cell>
          <table:table-cell table:style-name="ce2" table:formula="of:=[.I6]/[.I$3]" office:value-type="float" office:value="3.68866666666667" calcext:value-type="float">
            <text:p>3.69</text:p>
          </table:table-cell>
          <table:table-cell table:style-name="ce2" table:formula="of:=[.J6]/[.J$3]" office:value-type="float" office:value="3.565" calcext:value-type="float">
            <text:p>3.57</text:p>
          </table:table-cell>
          <table:table-cell table:style-name="ce2" table:formula="of:=[.K6]/[.K$3]" office:value-type="float" office:value="3.42883333333333" calcext:value-type="float">
            <text:p>3.43</text:p>
          </table:table-cell>
          <table:table-cell table:style-name="ce2" table:formula="of:=[.L6]/[.L$3]" office:value-type="float" office:value="3.50485" calcext:value-type="float">
            <text:p>3.50</text:p>
          </table:table-cell>
          <table:table-cell/>
        </table:table-row>
        <table:table-row table:style-name="ro1">
          <table:table-cell table:style-name="ce6" table:formula="of:=[.A7]" office:value-type="string" office:string-value="Generational roots" calcext:value-type="string">
            <text:p>Generational roots</text:p>
          </table:table-cell>
          <table:table-cell table:style-name="ce2" table:formula="of:=[.B7]/[.B$3]" office:value-type="float" office:value="174.42" calcext:value-type="float">
            <text:p>174.42</text:p>
          </table:table-cell>
          <table:table-cell table:style-name="ce2" table:formula="of:=[.C7]/[.C$3]" office:value-type="float" office:value="108.435" calcext:value-type="float">
            <text:p>108.44</text:p>
          </table:table-cell>
          <table:table-cell table:style-name="ce2" table:formula="of:=[.D7]/[.D$3]" office:value-type="float" office:value="93.9766666666667" calcext:value-type="float">
            <text:p>93.98</text:p>
          </table:table-cell>
          <table:table-cell table:style-name="ce2" table:formula="of:=[.E7]/[.E$3]" office:value-type="float" office:value="81.815" calcext:value-type="float">
            <text:p>81.82</text:p>
          </table:table-cell>
          <table:table-cell table:style-name="ce2" table:formula="of:=[.F7]/[.F$3]" office:value-type="float" office:value="77.222" calcext:value-type="float">
            <text:p>77.22</text:p>
          </table:table-cell>
          <table:table-cell table:style-name="ce2" table:formula="of:=[.G7]/[.G$3]" office:value-type="float" office:value="68.15" calcext:value-type="float">
            <text:p>68.15</text:p>
          </table:table-cell>
          <table:table-cell table:style-name="ce2" table:formula="of:=[.H7]/[.H$3]" office:value-type="float" office:value="64.019" calcext:value-type="float">
            <text:p>64.02</text:p>
          </table:table-cell>
          <table:table-cell table:style-name="ce2" table:formula="of:=[.I7]/[.I$3]" office:value-type="float" office:value="55.7173333333333" calcext:value-type="float">
            <text:p>55.72</text:p>
          </table:table-cell>
          <table:table-cell table:style-name="ce2" table:formula="of:=[.J7]/[.J$3]" office:value-type="float" office:value="52.9002" calcext:value-type="float">
            <text:p>52.90</text:p>
          </table:table-cell>
          <table:table-cell table:style-name="ce2" table:formula="of:=[.K7]/[.K$3]" office:value-type="float" office:value="52.4250666666667" calcext:value-type="float">
            <text:p>52.43</text:p>
          </table:table-cell>
          <table:table-cell table:style-name="ce2" table:formula="of:=[.L7]/[.L$3]" office:value-type="float" office:value="52.04501" calcext:value-type="float">
            <text:p>52.05</text:p>
          </table:table-cell>
          <table:table-cell/>
        </table:table-row>
        <table:table-row table:style-name="ro1">
          <table:table-cell table:style-name="ce6" table:formula="of:=[.A8]" office:value-type="string" office:string-value="Boxroot (callee-save)" calcext:value-type="string">
            <text:p>Boxroot (callee-save)</text:p>
          </table:table-cell>
          <table:table-cell table:style-name="ce2" table:formula="of:=[.B8]/[.B$3]" office:value-type="float" office:value="31.27" calcext:value-type="float">
            <text:p>31.27</text:p>
          </table:table-cell>
          <table:table-cell table:style-name="ce2" table:formula="of:=[.C8]/[.C$3]" office:value-type="float" office:value="20.03" calcext:value-type="float">
            <text:p>20.03</text:p>
          </table:table-cell>
          <table:table-cell table:style-name="ce2" table:formula="of:=[.D8]/[.D$3]" office:value-type="float" office:value="19.4133333333333" calcext:value-type="float">
            <text:p>19.41</text:p>
          </table:table-cell>
          <table:table-cell table:style-name="ce2" table:formula="of:=[.E8]/[.E$3]" office:value-type="float" office:value="18.46" calcext:value-type="float">
            <text:p>18.46</text:p>
          </table:table-cell>
          <table:table-cell table:style-name="ce2" table:formula="of:=[.F8]/[.F$3]" office:value-type="float" office:value="17.818" calcext:value-type="float">
            <text:p>17.82</text:p>
          </table:table-cell>
          <table:table-cell table:style-name="ce2" table:formula="of:=[.G8]/[.G$3]" office:value-type="float" office:value="15.835" calcext:value-type="float">
            <text:p>15.84</text:p>
          </table:table-cell>
          <table:table-cell table:style-name="ce2" table:formula="of:=[.H8]/[.H$3]" office:value-type="float" office:value="15.745" calcext:value-type="float">
            <text:p>15.75</text:p>
          </table:table-cell>
          <table:table-cell table:style-name="ce2" table:formula="of:=[.I8]/[.I$3]" office:value-type="float" office:value="15.5563333333333" calcext:value-type="float">
            <text:p>15.56</text:p>
          </table:table-cell>
          <table:table-cell table:style-name="ce2" table:formula="of:=[.J8]/[.J$3]" office:value-type="float" office:value="15.1536" calcext:value-type="float">
            <text:p>15.15</text:p>
          </table:table-cell>
          <table:table-cell table:style-name="ce2" table:formula="of:=[.K8]/[.K$3]" office:value-type="float" office:value="16.3407" calcext:value-type="float">
            <text:p>16.34</text:p>
          </table:table-cell>
          <table:table-cell table:style-name="ce2" table:formula="of:=[.L8]/[.L$3]" office:value-type="float" office:value="16.67578" calcext:value-type="float">
            <text:p>16.68</text:p>
          </table:table-cell>
          <table:table-cell/>
        </table:table-row>
        <table:table-row table:style-name="ro1">
          <table:table-cell table:style-name="ce6" table:formula="of:=[.A9]" office:value-type="string" office:string-value="OCaml ref (no C call)" calcext:value-type="string">
            <text:p>OCaml ref (no C call)</text:p>
          </table:table-cell>
          <table:table-cell table:style-name="ce2" table:formula="of:=[.B9]/[.B$3]" office:value-type="float" office:value="6.27" calcext:value-type="float">
            <text:p>6.27</text:p>
          </table:table-cell>
          <table:table-cell table:style-name="ce2" table:formula="of:=[.C9]/[.C$3]" office:value-type="float" office:value="5.105" calcext:value-type="float">
            <text:p>5.11</text:p>
          </table:table-cell>
          <table:table-cell table:style-name="ce2" table:formula="of:=[.D9]/[.D$3]" office:value-type="float" office:value="4.63" calcext:value-type="float">
            <text:p>4.63</text:p>
          </table:table-cell>
          <table:table-cell table:style-name="ce2" table:formula="of:=[.E9]/[.E$3]" office:value-type="float" office:value="4.4025" calcext:value-type="float">
            <text:p>4.40</text:p>
          </table:table-cell>
          <table:table-cell table:style-name="ce2" table:formula="of:=[.F9]/[.F$3]" office:value-type="float" office:value="4.226" calcext:value-type="float">
            <text:p>4.23</text:p>
          </table:table-cell>
          <table:table-cell table:style-name="ce2" table:formula="of:=[.G9]/[.G$3]" office:value-type="float" office:value="4.06" calcext:value-type="float">
            <text:p>4.06</text:p>
          </table:table-cell>
          <table:table-cell table:style-name="ce2" table:formula="of:=[.H9]/[.H$3]" office:value-type="float" office:value="4.037" calcext:value-type="float">
            <text:p>4.04</text:p>
          </table:table-cell>
          <table:table-cell table:style-name="ce2" table:formula="of:=[.I9]/[.I$3]" office:value-type="float" office:value="4.09466666666667" calcext:value-type="float">
            <text:p>4.09</text:p>
          </table:table-cell>
          <table:table-cell table:style-name="ce2" table:formula="of:=[.J9]/[.J$3]" office:value-type="float" office:value="3.924" calcext:value-type="float">
            <text:p>3.92</text:p>
          </table:table-cell>
          <table:table-cell table:style-name="ce2" table:formula="of:=[.K9]/[.K$3]" office:value-type="float" office:value="3.7959" calcext:value-type="float">
            <text:p>3.80</text:p>
          </table:table-cell>
          <table:table-cell table:style-name="ce2" table:formula="of:=[.L9]/[.L$3]" office:value-type="float" office:value="3.72438" calcext:value-type="float">
            <text:p>3.72</text:p>
          </table:table-cell>
          <table:table-cell/>
        </table:table-row>
        <table:table-row table:style-name="ro1">
          <table:table-cell table:style-name="ce6" table:formula="of:=[.A10]" office:value-type="string" office:string-value="dll_boxroot" calcext:value-type="string">
            <text:p>dll_boxroot</text:p>
          </table:table-cell>
          <table:table-cell table:style-name="ce2" table:formula="of:=[.B10]/[.B$3]" office:value-type="float" office:value="37.81" calcext:value-type="float">
            <text:p>37.81</text:p>
          </table:table-cell>
          <table:table-cell table:style-name="ce2" table:formula="of:=[.C10]/[.C$3]" office:value-type="float" office:value="24.1" calcext:value-type="float">
            <text:p>24.10</text:p>
          </table:table-cell>
          <table:table-cell table:style-name="ce2" table:formula="of:=[.D10]/[.D$3]" office:value-type="float" office:value="21.01" calcext:value-type="float">
            <text:p>21.01</text:p>
          </table:table-cell>
          <table:table-cell table:style-name="ce2" table:formula="of:=[.E10]/[.E$3]" office:value-type="float" office:value="20.845" calcext:value-type="float">
            <text:p>20.85</text:p>
          </table:table-cell>
          <table:table-cell table:style-name="ce2" table:formula="of:=[.F10]/[.F$3]" office:value-type="float" office:value="19.546" calcext:value-type="float">
            <text:p>19.55</text:p>
          </table:table-cell>
          <table:table-cell table:style-name="ce2" table:formula="of:=[.G10]/[.G$3]" office:value-type="float" office:value="17.905" calcext:value-type="float">
            <text:p>17.91</text:p>
          </table:table-cell>
          <table:table-cell table:style-name="ce2" table:formula="of:=[.H10]/[.H$3]" office:value-type="float" office:value="17.588" calcext:value-type="float">
            <text:p>17.59</text:p>
          </table:table-cell>
          <table:table-cell table:style-name="ce2" table:formula="of:=[.I10]/[.I$3]" office:value-type="float" office:value="16.8206666666667" calcext:value-type="float">
            <text:p>16.82</text:p>
          </table:table-cell>
          <table:table-cell table:style-name="ce2" table:formula="of:=[.J10]/[.J$3]" office:value-type="float" office:value="16.0098" calcext:value-type="float">
            <text:p>16.01</text:p>
          </table:table-cell>
          <table:table-cell table:style-name="ce2" table:formula="of:=[.K10]/[.K$3]" office:value-type="float" office:value="15.7907666666667" calcext:value-type="float">
            <text:p>15.79</text:p>
          </table:table-cell>
          <table:table-cell table:style-name="ce2" table:formula="of:=[.L10]/[.L$3]" office:value-type="float" office:value="15.8413" calcext:value-type="float">
            <text:p>15.84</text:p>
          </table:table-cell>
          <table:table-cell/>
        </table:table-row>
        <table:table-row table:style-name="ro1">
          <table:table-cell table:style-name="ce6" table:formula="of:=[.A11]" office:value-type="string" office:string-value="rem_boxroot" calcext:value-type="string">
            <text:p>rem_boxroot</text:p>
          </table:table-cell>
          <table:table-cell table:style-name="ce2" table:formula="of:=[.B11]/[.B$3]" office:value-type="float" office:value="24.73" calcext:value-type="float">
            <text:p>24.73</text:p>
          </table:table-cell>
          <table:table-cell table:style-name="ce2" table:formula="of:=[.C11]/[.C$3]" office:value-type="float" office:value="19.25" calcext:value-type="float">
            <text:p>19.25</text:p>
          </table:table-cell>
          <table:table-cell table:style-name="ce2" table:formula="of:=[.D11]/[.D$3]" office:value-type="float" office:value="17.1266666666667" calcext:value-type="float">
            <text:p>17.13</text:p>
          </table:table-cell>
          <table:table-cell table:style-name="ce2" table:formula="of:=[.E11]/[.E$3]" office:value-type="float" office:value="15.97" calcext:value-type="float">
            <text:p>15.97</text:p>
          </table:table-cell>
          <table:table-cell table:style-name="ce2" table:formula="of:=[.F11]/[.F$3]" office:value-type="float" office:value="15.672" calcext:value-type="float">
            <text:p>15.67</text:p>
          </table:table-cell>
          <table:table-cell table:style-name="ce2" table:formula="of:=[.G11]/[.G$3]" office:value-type="float" office:value="14.5275" calcext:value-type="float">
            <text:p>14.53</text:p>
          </table:table-cell>
          <table:table-cell table:style-name="ce2" table:formula="of:=[.H11]/[.H$3]" office:value-type="float" office:value="14.404" calcext:value-type="float">
            <text:p>14.40</text:p>
          </table:table-cell>
          <table:table-cell table:style-name="ce2" table:formula="of:=[.I11]/[.I$3]" office:value-type="float" office:value="13.4753333333333" calcext:value-type="float">
            <text:p>13.48</text:p>
          </table:table-cell>
          <table:table-cell table:style-name="ce2" table:formula="of:=[.J11]/[.J$3]" office:value-type="float" office:value="12.9998" calcext:value-type="float">
            <text:p>13.00</text:p>
          </table:table-cell>
          <table:table-cell table:style-name="ce2" table:formula="of:=[.K11]/[.K$3]" office:value-type="float" office:value="12.8947666666667" calcext:value-type="float">
            <text:p>12.89</text:p>
          </table:table-cell>
          <table:table-cell table:style-name="ce2" table:formula="of:=[.L11]/[.L$3]" office:value-type="float" office:value="12.96483" calcext:value-type="float">
            <text:p>12.96</text:p>
          </table:table-cell>
          <table:table-cell/>
        </table:table-row>
        <table:table-row table:style-name="ro1">
          <table:table-cell table:style-name="ce6" table:formula="of:=[.A12]" office:value-type="string" office:string-value="Global roots" calcext:value-type="string">
            <text:p>Global roots</text:p>
          </table:table-cell>
          <table:table-cell table:style-name="ce2" table:formula="of:=[.B12]/[.B$3]" office:value-type="float" office:value="142.67" calcext:value-type="float">
            <text:p>142.67</text:p>
          </table:table-cell>
          <table:table-cell table:style-name="ce2" table:formula="of:=[.C12]/[.C$3]" office:value-type="float" office:value="98.83" calcext:value-type="float">
            <text:p>98.83</text:p>
          </table:table-cell>
          <table:table-cell table:style-name="ce2" table:formula="of:=[.D12]/[.D$3]" office:value-type="float" office:value="83.7033333333333" calcext:value-type="float">
            <text:p>83.70</text:p>
          </table:table-cell>
          <table:table-cell table:style-name="ce2" table:formula="of:=[.E12]/[.E$3]" office:value-type="float" office:value="76.175" calcext:value-type="float">
            <text:p>76.18</text:p>
          </table:table-cell>
          <table:table-cell table:style-name="ce2" table:formula="of:=[.F12]/[.F$3]" office:value-type="float" office:value="72.718" calcext:value-type="float">
            <text:p>72.72</text:p>
          </table:table-cell>
          <table:table-cell table:style-name="ce2" table:formula="of:=[.G12]/[.G$3]" office:value-type="float" office:value="64.3025" calcext:value-type="float">
            <text:p>64.30</text:p>
          </table:table-cell>
          <table:table-cell table:style-name="ce2" table:formula="of:=[.H12]/[.H$3]" office:value-type="float" office:value="61.685" calcext:value-type="float">
            <text:p>61.69</text:p>
          </table:table-cell>
          <table:table-cell table:style-name="ce2" table:formula="of:=[.I12]/[.I$3]" office:value-type="float" office:value="55.1406666666667" calcext:value-type="float">
            <text:p>55.14</text:p>
          </table:table-cell>
          <table:table-cell table:style-name="ce2" table:formula="of:=[.J12]/[.J$3]" office:value-type="float" office:value="52.9712" calcext:value-type="float">
            <text:p>52.97</text:p>
          </table:table-cell>
          <table:table-cell table:style-name="ce2" table:formula="of:=[.K12]/[.K$3]" office:value-type="float" office:value="51.6365333333333" calcext:value-type="float">
            <text:p>51.64</text:p>
          </table:table-cell>
          <table:table-cell table:style-name="ce2" table:formula="of:=[.L12]/[.L$3]" office:value-type="float" office:value="50.99293" calcext:value-type="float">
            <text:p>50.99</text:p>
          </table:table-cell>
          <table:table-cell/>
        </table:table-row>
        <table:table-row table:style-name="ro1">
          <table:table-cell table:style-name="ce6" table:formula="of:=[.A13]" office:value-type="string" office:string-value="Boxroot (thread-unsafe)" calcext:value-type="string">
            <text:p>Boxroot (thread-unsafe)</text:p>
          </table:table-cell>
          <table:table-cell table:style-name="ce2" table:formula="of:=[.B13]/[.B$3]" office:value-type="float" office:value="15.76" calcext:value-type="float">
            <text:p>15.76</text:p>
          </table:table-cell>
          <table:table-cell table:style-name="ce2" table:formula="of:=[.C13]/[.C$3]" office:value-type="float" office:value="14.27" calcext:value-type="float">
            <text:p>14.27</text:p>
          </table:table-cell>
          <table:table-cell table:style-name="ce2" table:formula="of:=[.D13]/[.D$3]" office:value-type="float" office:value="13.2466666666667" calcext:value-type="float">
            <text:p>13.25</text:p>
          </table:table-cell>
          <table:table-cell table:style-name="ce2" table:formula="of:=[.E13]/[.E$3]" office:value-type="float" office:value="12.2475" calcext:value-type="float">
            <text:p>12.25</text:p>
          </table:table-cell>
          <table:table-cell table:style-name="ce2" table:formula="of:=[.F13]/[.F$3]" office:value-type="float" office:value="12.142" calcext:value-type="float">
            <text:p>12.14</text:p>
          </table:table-cell>
          <table:table-cell table:style-name="ce2" table:formula="of:=[.G13]/[.G$3]" office:value-type="float" office:value="11.66625" calcext:value-type="float">
            <text:p>11.67</text:p>
          </table:table-cell>
          <table:table-cell table:style-name="ce2" table:formula="of:=[.H13]/[.H$3]" office:value-type="float" office:value="11.004" calcext:value-type="float">
            <text:p>11.00</text:p>
          </table:table-cell>
          <table:table-cell table:style-name="ce2" table:formula="of:=[.I13]/[.I$3]" office:value-type="float" office:value="11.1936666666667" calcext:value-type="float">
            <text:p>11.19</text:p>
          </table:table-cell>
          <table:table-cell table:style-name="ce2" table:formula="of:=[.J13]/[.J$3]" office:value-type="float" office:value="9.9261" calcext:value-type="float">
            <text:p>9.93</text:p>
          </table:table-cell>
          <table:table-cell table:style-name="ce2" table:formula="of:=[.K13]/[.K$3]" office:value-type="float" office:value="10.1198666666667" calcext:value-type="float">
            <text:p>10.12</text:p>
          </table:table-cell>
          <table:table-cell table:style-name="ce2" table:formula="of:=[.L13]/[.L$3]" office:value-type="float" office:value="9.81508" calcext:value-type="float">
            <text:p>9.82</text:p>
          </table:table-cell>
          <table:table-cell/>
        </table:table-row>
        <table:table-row table:style-name="ro1">
          <table:table-cell table:style-name="ce6" table:formula="of:=[.A14]" office:value-type="string" office:string-value="Boxroot (forced remote)" calcext:value-type="string">
            <text:p>Boxroot (forced remote)</text:p>
          </table:table-cell>
          <table:table-cell table:style-name="ce2" table:formula="of:=[.B14]/[.B$3]" office:value-type="float" office:value="26.27" calcext:value-type="float">
            <text:p>26.27</text:p>
          </table:table-cell>
          <table:table-cell table:style-name="ce2" table:formula="of:=[.C14]/[.C$3]" office:value-type="float" office:value="20.27" calcext:value-type="float">
            <text:p>20.27</text:p>
          </table:table-cell>
          <table:table-cell table:style-name="ce2" table:formula="of:=[.D14]/[.D$3]" office:value-type="float" office:value="17.7066666666667" calcext:value-type="float">
            <text:p>17.71</text:p>
          </table:table-cell>
          <table:table-cell table:style-name="ce2" table:formula="of:=[.E14]/[.E$3]" office:value-type="float" office:value="16.405" calcext:value-type="float">
            <text:p>16.41</text:p>
          </table:table-cell>
          <table:table-cell table:style-name="ce2" table:formula="of:=[.F14]/[.F$3]" office:value-type="float" office:value="16.416" calcext:value-type="float">
            <text:p>16.42</text:p>
          </table:table-cell>
          <table:table-cell table:style-name="ce2" table:formula="of:=[.G14]/[.G$3]" office:value-type="float" office:value="14.91" calcext:value-type="float">
            <text:p>14.91</text:p>
          </table:table-cell>
          <table:table-cell table:style-name="ce2" table:formula="of:=[.H14]/[.H$3]" office:value-type="float" office:value="14.905" calcext:value-type="float">
            <text:p>14.91</text:p>
          </table:table-cell>
          <table:table-cell table:style-name="ce2" table:formula="of:=[.I14]/[.I$3]" office:value-type="float" office:value="13.9073333333333" calcext:value-type="float">
            <text:p>13.91</text:p>
          </table:table-cell>
          <table:table-cell table:style-name="ce2" table:formula="of:=[.J14]/[.J$3]" office:value-type="float" office:value="13.511" calcext:value-type="float">
            <text:p>13.51</text:p>
          </table:table-cell>
          <table:table-cell table:style-name="ce2" table:formula="of:=[.K14]/[.K$3]" office:value-type="float" office:value="13.3393" calcext:value-type="float">
            <text:p>13.34</text:p>
          </table:table-cell>
          <table:table-cell table:style-name="ce2" table:formula="of:=[.L14]/[.L$3]" office:value-type="float" office:value="13.35586" calcext:value-type="float">
            <text:p>13.36</text:p>
          </table:table-cell>
          <table:table-cell/>
        </table:table-row>
        <table:table-row table:style-name="ro1" table:number-rows-repeated="13">
          <table:table-cell table:style-name="Default"/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(no boxing)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2.82" calcext:value-type="float">
            <text:p>2.82</text:p>
          </table:table-cell>
          <table:table-cell table:style-name="ce3" office:value-type="float" office:value="0.72" calcext:value-type="float">
            <text:p>0.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ml ref (via C)</text:p>
          </table:table-cell>
          <table:table-cell office:value-type="float" office:value="1.62" calcext:value-type="float">
            <text:p>1.62</text:p>
          </table:table-cell>
          <table:table-cell office:value-type="float" office:value="2.98" calcext:value-type="float">
            <text:p>2.98</text:p>
          </table:table-cell>
          <table:table-cell office:value-type="float" office:value="1.01" calcext:value-type="float">
            <text:p>1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nerational roots</text:p>
          </table:table-cell>
          <table:table-cell office:value-type="float" office:value="5.43" calcext:value-type="float">
            <text:p>5.43</text:p>
          </table:table-cell>
          <table:table-cell office:value-type="float" office:value="4.8" calcext:value-type="float">
            <text:p>4.8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xroot</text:p>
          </table:table-cell>
          <table:table-cell office:value-type="float" office:value="1.42" calcext:value-type="float">
            <text:p>1.42</text:p>
          </table:table-cell>
          <table:table-cell office:value-type="float" office:value="2.86" calcext:value-type="float">
            <text:p>2.86</text:p>
          </table:table-cell>
          <table:table-cell office:value-type="float" office:value="0.82" calcext:value-type="float">
            <text:p>0.8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Permutations</text:p>
          </table:table-cell>
          <table:table-cell table:style-name="ce3" office:value-type="string" calcext:value-type="string">
            <text:p>Synthetic</text:p>
          </table:table-cell>
          <table:table-cell table:style-name="ce3" office:value-type="string" calcext:value-type="string">
            <text:p>Globroot</text:p>
          </table:table-cell>
          <table:table-cell table:number-columns-repeated="9"/>
        </table:table-row>
        <table:table-row table:style-name="ro1">
          <table:table-cell table:formula="of:=[.A46]" office:value-type="string" office:string-value="OCaml (no boxing)" calcext:value-type="string">
            <text:p>OCaml (no boxing)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7]" office:value-type="string" office:string-value="OCaml ref (via C)" calcext:value-type="string">
            <text:p>OCaml ref (via C)</text:p>
          </table:table-cell>
          <table:table-cell table:formula="of:=[.B47]/[.B$46]" office:value-type="float" office:value="1.296" calcext:value-type="float">
            <text:p>1.296</text:p>
          </table:table-cell>
          <table:table-cell table:formula="of:=[.C47]/[.C$46]" office:value-type="float" office:value="1.05673758865248" calcext:value-type="float">
            <text:p>1.05673758865248</text:p>
          </table:table-cell>
          <table:table-cell table:formula="of:=[.D47]/[.D$46]" office:value-type="float" office:value="1.40277777777778" calcext:value-type="float">
            <text:p>1.40277777777778</text:p>
          </table:table-cell>
          <table:table-cell table:number-columns-repeated="9"/>
        </table:table-row>
        <table:table-row table:style-name="ro1">
          <table:table-cell table:formula="of:=[.A48]" office:value-type="string" office:string-value="Generational roots" calcext:value-type="string">
            <text:p>Generational roots</text:p>
          </table:table-cell>
          <table:table-cell table:formula="of:=[.B48]/[.B$46]" office:value-type="float" office:value="4.344" calcext:value-type="float">
            <text:p>4.344</text:p>
          </table:table-cell>
          <table:table-cell table:formula="of:=[.C48]/[.C$46]" office:value-type="float" office:value="1.70212765957447" calcext:value-type="float">
            <text:p>1.70212765957447</text:p>
          </table:table-cell>
          <table:table-cell table:formula="of:=[.D48]/[.D$46]" office:value-type="float" office:value="1.27777777777778" calcext:value-type="float">
            <text:p>1.27777777777778</text:p>
          </table:table-cell>
          <table:table-cell table:number-columns-repeated="9"/>
        </table:table-row>
        <table:table-row table:style-name="ro1">
          <table:table-cell table:formula="of:=[.A49]" office:value-type="string" office:string-value="Boxroot" calcext:value-type="string">
            <text:p>Boxroot</text:p>
          </table:table-cell>
          <table:table-cell table:formula="of:=[.B49]/[.B$46]" office:value-type="float" office:value="1.136" calcext:value-type="float">
            <text:p>1.136</text:p>
          </table:table-cell>
          <table:table-cell table:formula="of:=[.C49]/[.C$46]" office:value-type="float" office:value="1.01418439716312" calcext:value-type="float">
            <text:p>1.01418439716312</text:p>
          </table:table-cell>
          <table:table-cell table:formula="of:=[.D49]/[.D$46]" office:value-type="float" office:value="1.13888888888889" calcext:value-type="float">
            <text:p>1.1388888888888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1T19:28:21.363992990</meta:creation-date>
    <dc:date>2022-08-03T12:41:05.711370822</dc:date>
    <meta:editing-duration>P1DT17H15M14S</meta:editing-duration>
    <meta:editing-cycles>10</meta:editing-cycles>
    <meta:generator>LibreOffice/7.3.4.2$Linux_X86_64 LibreOffice_project/30$Build-2</meta:generator>
    <meta:document-statistic meta:table-count="2" meta:cell-count="62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Arno Pro'" style:font-style-name="Normal" fo:font-size="12pt" style:font-size-asian="9pt" style:font-size-complex="9pt"/>
    </style:style>
    <style:style style:name="ch7" style:family="chart" style:data-style-name="N111">
      <style:chart-properties chart:display-label="true" chart:tick-marks-minor-inner="false" chart:tick-marks-minor-outer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-dash="Long_20_Dot"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dash" draw:stroke-dash="Dot" svg:stroke-width="0.03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5cm" chart:symbol-height="0.25cm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6cm" svg:stroke-color="#b85c00" draw:fill-color="#b85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6cm" svg:stroke-color="#3690f4" draw:fill-color="#3690f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dash" draw:stroke-dash="Dot" svg:stroke-width="0.03cm" svg:stroke-color="#3690f4" draw:fill-color="#3690f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15cm" chart:symbol-height="0.15cm" chart:link-data-style-to-source="true"/>
      <style:graphic-properties draw:stroke="dash" draw:stroke-dash="Dot" svg:stroke-width="0.03cm" svg:stroke-color="#3faf46" draw:fill-color="#3faf4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bow-tie" chart:symbol-width="0.15cm" chart:symbol-height="0.15cm" chart:link-data-style-to-source="true"/>
      <style:graphic-properties draw:stroke="dash" draw:stroke-dash="Dot" svg:stroke-width="0.03cm" svg:stroke-color="#127622" draw:fill-color="#127622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scatter" chart:row-mapping="5 4 8 7 6" chart:style-name="ch1">
        <chart:title svg:x="7.239cm" svg:y="0.435cm" chart:style-name="ch2">
          <text:p>Local roots (OCaml 4.14)</text:p>
        </chart:title>
        <chart:legend chart:legend-position="end" svg:x="14.345cm" svg:y="5.092cm" style:legend-expansion="high" chart:style-name="ch3"/>
        <chart:plot-area chart:style-name="ch4" table:cell-range-address="Feuille1.A13:Feuille1.L22" chart:data-source-has-labels="both" svg:x="1.528cm" svg:y="1.63cm" svg:width="12.417cm" svg:height="11.973cm">
          <chart:coordinate-region svg:x="2.599cm" svg:y="1.842cm" svg:width="10.974cm" svg:height="11.088cm"/>
          <chart:axis chart:dimension="x" chart:name="primary-x" chart:style-name="ch5" chartooo:axis-type="auto">
            <chart:title svg:x="7.514cm" svg:y="13.904cm" chart:style-name="ch6">
              <text:p>N</text:p>
            </chart:title>
            <chart:categories table:cell-range-address="Feuille1.B13:Feuille1.L13"/>
          </chart:axis>
          <chart:axis chart:dimension="y" chart:name="primary-y" chart:style-name="ch7">
            <chart:title svg:x="0.451cm" svg:y="9.095cm" chart:style-name="ch8">
              <text:p>iteration time (ns)</text:p>
            </chart:title>
            <chart:grid chart:style-name="ch9" chart:class="major"/>
          </chart:axis>
          <chart:series chart:style-name="ch10" chart:values-cell-range-address="Feuille1.B16:Feuille1.L16" chart:label-cell-address="Feuille1.A16:Feuille1.A16" chart:class="chart:scatter">
            <chart:domain table:cell-range-address="Feuille1.B13:Feuille1.L13"/>
            <chart:data-point chart:repeated="11"/>
          </chart:series>
          <chart:series chart:style-name="ch11" chart:values-cell-range-address="Feuille1.B19:Feuille1.L19" chart:label-cell-address="Feuille1.A19:Feuille1.A19" chart:class="chart:scatter">
            <chart:data-point chart:repeated="11"/>
          </chart:series>
          <chart:series chart:style-name="ch12" chart:values-cell-range-address="Feuille1.B15:Feuille1.L15" chart:label-cell-address="Feuille1.A15:Feuille1.A15" chart:class="chart:scatter">
            <chart:data-point/>
            <chart:data-point chart:style-name="ch13"/>
            <chart:data-point chart:repeated="9"/>
          </chart:series>
          <chart:series chart:style-name="ch14" chart:values-cell-range-address="Feuille1.B14:Feuille1.L14" chart:label-cell-address="Feuille1.A14:Feuille1.A14" chart:class="chart:scatter">
            <chart:data-point chart:repeated="11"/>
          </chart:series>
          <chart:series chart:style-name="ch15" chart:values-cell-range-address="Feuille1.B18:Feuille1.L18" chart:label-cell-address="Feuille1.A18:Feuille1.A18" chart:class="chart:scatter">
            <chart:data-point chart:repeated="11"/>
          </chart:series>
          <chart:series chart:style-name="ch16" chart:values-cell-range-address="Feuille1.B17:Feuille1.L17" chart:label-cell-address="Feuille1.A17:Feuille1.A17" chart:class="chart:scatter">
            <chart:data-point chart:repeated="11"/>
          </chart:series>
          <chart:series chart:style-name="ch17" chart:values-cell-range-address="Feuille1.B22:Feuille1.L22" chart:label-cell-address="Feuille1.A22:Feuille1.A22" chart:class="chart:scatter">
            <chart:data-point chart:repeated="11"/>
          </chart:series>
          <chart:series chart:style-name="ch18" chart:values-cell-range-address="Feuille1.B21:Feuille1.L21" chart:label-cell-address="Feuille1.A21:Feuille1.A21" chart:class="chart:scatter">
            <chart:data-point chart:repeated="11"/>
          </chart:series>
          <chart:series chart:style-name="ch19" chart:values-cell-range-address="Feuille1.B20:Feuille1.L20" chart:label-cell-address="Feuille1.A20:Feuille1.A20" chart:class="chart:scatter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1.B13:Feuille1.L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L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Caml (no C call)</text:p>
                <draw:g>
                  <svg:desc>Feuille1.A16:Feuille1.A16</svg:desc>
                </draw:g>
              </table:table-cell>
              <table:table-cell office:value-type="float" office:value="4.44">
                <text:p>4.44</text:p>
                <draw:g>
                  <svg:desc>Feuille1.B16:Feuille1.L16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6666666666667">
                <text:p>3.86666666666667</text:p>
              </table:table-cell>
              <table:table-cell office:value-type="float" office:value="3.71">
                <text:p>3.71</text:p>
              </table:table-cell>
              <table:table-cell office:value-type="float" office:value="3.636">
                <text:p>3.636</text:p>
              </table:table-cell>
              <table:table-cell office:value-type="float" office:value="3.65875">
                <text:p>3.65875</text:p>
              </table:table-cell>
              <table:table-cell office:value-type="float" office:value="3.531">
                <text:p>3.531</text:p>
              </table:table-cell>
              <table:table-cell office:value-type="float" office:value="3.71">
                <text:p>3.71</text:p>
              </table:table-cell>
              <table:table-cell office:value-type="float" office:value="3.7406">
                <text:p>3.7406</text:p>
              </table:table-cell>
              <table:table-cell office:value-type="float" office:value="3.56373333333333">
                <text:p>3.56373333333333</text:p>
              </table:table-cell>
              <table:table-cell office:value-type="float" office:value="3.50406">
                <text:p>3.50406</text:p>
              </table:table-cell>
            </table:table-row>
            <table:table-row>
              <table:table-cell office:value-type="string">
                <text:p>OCaml ref (no C call)</text:p>
                <draw:g>
                  <svg:desc>Feuille1.A19:Feuille1.A19</svg:desc>
                </draw:g>
              </table:table-cell>
              <table:table-cell office:value-type="float" office:value="5.73">
                <text:p>5.73</text:p>
                <draw:g>
                  <svg:desc>Feuille1.B19:Feuille1.L19</svg:desc>
                </draw:g>
              </table:table-cell>
              <table:table-cell office:value-type="float" office:value="4.785">
                <text:p>4.785</text:p>
              </table:table-cell>
              <table:table-cell office:value-type="float" office:value="4.45666666666667">
                <text:p>4.45666666666667</text:p>
              </table:table-cell>
              <table:table-cell office:value-type="float" office:value="4.225">
                <text:p>4.225</text:p>
              </table:table-cell>
              <table:table-cell office:value-type="float" office:value="4.07">
                <text:p>4.07</text:p>
              </table:table-cell>
              <table:table-cell office:value-type="float" office:value="4.16">
                <text:p>4.16</text:p>
              </table:table-cell>
              <table:table-cell office:value-type="float" office:value="4.111">
                <text:p>4.111</text:p>
              </table:table-cell>
              <table:table-cell office:value-type="float" office:value="4.09333333333333">
                <text:p>4.09333333333333</text:p>
              </table:table-cell>
              <table:table-cell office:value-type="float" office:value="3.9111">
                <text:p>3.9111</text:p>
              </table:table-cell>
              <table:table-cell office:value-type="float" office:value="3.71753333333333">
                <text:p>3.71753333333333</text:p>
              </table:table-cell>
              <table:table-cell office:value-type="float" office:value="3.79209">
                <text:p>3.79209</text:p>
              </table:table-cell>
            </table:table-row>
            <table:table-row>
              <table:table-cell office:value-type="string">
                <text:p>Local roots</text:p>
                <draw:g>
                  <svg:desc>Feuille1.A15:Feuille1.A15</svg:desc>
                </draw:g>
              </table:table-cell>
              <table:table-cell office:value-type="float" office:value="12.45">
                <text:p>12.45</text:p>
                <draw:g>
                  <svg:desc>Feuille1.B15:Feuille1.L15</svg:desc>
                </draw:g>
              </table:table-cell>
              <table:table-cell office:value-type="float" office:value="11.465">
                <text:p>11.465</text:p>
              </table:table-cell>
              <table:table-cell office:value-type="float" office:value="11.29">
                <text:p>11.29</text:p>
              </table:table-cell>
              <table:table-cell office:value-type="float" office:value="11.05">
                <text:p>11.05</text:p>
              </table:table-cell>
              <table:table-cell office:value-type="float" office:value="11.808">
                <text:p>11.808</text:p>
              </table:table-cell>
              <table:table-cell office:value-type="float" office:value="10.91375">
                <text:p>10.91375</text:p>
              </table:table-cell>
              <table:table-cell office:value-type="float" office:value="10.982">
                <text:p>10.982</text:p>
              </table:table-cell>
              <table:table-cell office:value-type="float" office:value="11.5066666666667">
                <text:p>11.5066666666667</text:p>
              </table:table-cell>
              <table:table-cell office:value-type="float" office:value="11.3997">
                <text:p>11.3997</text:p>
              </table:table-cell>
              <table:table-cell office:value-type="float" office:value="12.4912666666667">
                <text:p>12.4912666666667</text:p>
              </table:table-cell>
              <table:table-cell office:value-type="float" office:value="13.29586">
                <text:p>13.29586</text:p>
              </table:table-cell>
            </table:table-row>
            <table:table-row>
              <table:table-cell office:value-type="string">
                <text:p>Boxroot</text:p>
                <draw:g>
                  <svg:desc>Feuille1.A14:Feuille1.A14</svg:desc>
                </draw:g>
              </table:table-cell>
              <table:table-cell office:value-type="float" office:value="14.18">
                <text:p>14.18</text:p>
                <draw:g>
                  <svg:desc>Feuille1.B14:Feuille1.L14</svg:desc>
                </draw:g>
              </table:table-cell>
              <table:table-cell office:value-type="float" office:value="12.29">
                <text:p>12.29</text:p>
              </table:table-cell>
              <table:table-cell office:value-type="float" office:value="11.6733333333333">
                <text:p>11.6733333333333</text:p>
              </table:table-cell>
              <table:table-cell office:value-type="float" office:value="11.8125">
                <text:p>11.8125</text:p>
              </table:table-cell>
              <table:table-cell office:value-type="float" office:value="10.48">
                <text:p>10.48</text:p>
              </table:table-cell>
              <table:table-cell office:value-type="float" office:value="9.74">
                <text:p>9.74</text:p>
              </table:table-cell>
              <table:table-cell office:value-type="float" office:value="9.092">
                <text:p>9.092</text:p>
              </table:table-cell>
              <table:table-cell office:value-type="float" office:value="8.67166666666667">
                <text:p>8.67166666666667</text:p>
              </table:table-cell>
              <table:table-cell office:value-type="float" office:value="8.4487">
                <text:p>8.4487</text:p>
              </table:table-cell>
              <table:table-cell office:value-type="float" office:value="8.05703333333333">
                <text:p>8.05703333333333</text:p>
              </table:table-cell>
              <table:table-cell office:value-type="float" office:value="8.05309">
                <text:p>8.05309</text:p>
              </table:table-cell>
            </table:table-row>
            <table:table-row>
              <table:table-cell office:value-type="string">
                <text:p>Boxroot (callee-save)</text:p>
                <draw:g>
                  <svg:desc>Feuille1.A18:Feuille1.A18</svg:desc>
                </draw:g>
              </table:table-cell>
              <table:table-cell office:value-type="float" office:value="21.62">
                <text:p>21.62</text:p>
                <draw:g>
                  <svg:desc>Feuille1.B18:Feuille1.L18</svg:desc>
                </draw:g>
              </table:table-cell>
              <table:table-cell office:value-type="float" office:value="16.54">
                <text:p>16.54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705">
                <text:p>13.705</text:p>
              </table:table-cell>
              <table:table-cell office:value-type="float" office:value="13.43">
                <text:p>13.43</text:p>
              </table:table-cell>
              <table:table-cell office:value-type="float" office:value="12.64875">
                <text:p>12.64875</text:p>
              </table:table-cell>
              <table:table-cell office:value-type="float" office:value="12.202">
                <text:p>12.202</text:p>
              </table:table-cell>
              <table:table-cell office:value-type="float" office:value="11.9576666666667">
                <text:p>11.9576666666667</text:p>
              </table:table-cell>
              <table:table-cell office:value-type="float" office:value="11.7628">
                <text:p>11.7628</text:p>
              </table:table-cell>
              <table:table-cell office:value-type="float" office:value="13.0289">
                <text:p>13.0289</text:p>
              </table:table-cell>
              <table:table-cell office:value-type="float" office:value="12.9909">
                <text:p>12.9909</text:p>
              </table:table-cell>
            </table:table-row>
            <table:table-row>
              <table:table-cell office:value-type="string">
                <text:p>Generational roots</text:p>
                <draw:g>
                  <svg:desc>Feuille1.A17:Feuille1.A17</svg:desc>
                </draw:g>
              </table:table-cell>
              <table:table-cell office:value-type="float" office:value="54.22">
                <text:p>54.22</text:p>
                <draw:g>
                  <svg:desc>Feuille1.B17:Feuille1.L17</svg:desc>
                </draw:g>
              </table:table-cell>
              <table:table-cell office:value-type="float" office:value="51.505">
                <text:p>51.505</text:p>
              </table:table-cell>
              <table:table-cell office:value-type="float" office:value="46.8166666666667">
                <text:p>46.8166666666667</text:p>
              </table:table-cell>
              <table:table-cell office:value-type="float" office:value="44.3425">
                <text:p>44.3425</text:p>
              </table:table-cell>
              <table:table-cell office:value-type="float" office:value="42.736">
                <text:p>42.736</text:p>
              </table:table-cell>
              <table:table-cell office:value-type="float" office:value="40.84375">
                <text:p>40.84375</text:p>
              </table:table-cell>
              <table:table-cell office:value-type="float" office:value="39.895">
                <text:p>39.895</text:p>
              </table:table-cell>
              <table:table-cell office:value-type="float" office:value="37.2853333333333">
                <text:p>37.2853333333333</text:p>
              </table:table-cell>
              <table:table-cell office:value-type="float" office:value="35.8008">
                <text:p>35.8008</text:p>
              </table:table-cell>
              <table:table-cell office:value-type="float" office:value="35.7227666666667">
                <text:p>35.7227666666667</text:p>
              </table:table-cell>
              <table:table-cell office:value-type="float" office:value="36.20869">
                <text:p>36.20869</text:p>
              </table:table-cell>
            </table:table-row>
            <table:table-row>
              <table:table-cell office:value-type="string">
                <text:p>Global roots</text:p>
                <draw:g>
                  <svg:desc>Feuille1.A22:Feuille1.A22</svg:desc>
                </draw:g>
              </table:table-cell>
              <table:table-cell office:value-type="float" office:value="101.01">
                <text:p>101.01</text:p>
                <draw:g>
                  <svg:desc>Feuille1.B22:Feuille1.L22</svg:desc>
                </draw:g>
              </table:table-cell>
              <table:table-cell office:value-type="float" office:value="70.185">
                <text:p>70.185</text:p>
              </table:table-cell>
              <table:table-cell office:value-type="float" office:value="60.9933333333333">
                <text:p>60.9933333333333</text:p>
              </table:table-cell>
              <table:table-cell office:value-type="float" office:value="55.855">
                <text:p>55.855</text:p>
              </table:table-cell>
              <table:table-cell office:value-type="float" office:value="54.73">
                <text:p>54.73</text:p>
              </table:table-cell>
              <table:table-cell office:value-type="float" office:value="48.4025">
                <text:p>48.4025</text:p>
              </table:table-cell>
              <table:table-cell office:value-type="float" office:value="45.156">
                <text:p>45.156</text:p>
              </table:table-cell>
              <table:table-cell office:value-type="float" office:value="39.7883333333333">
                <text:p>39.7883333333333</text:p>
              </table:table-cell>
              <table:table-cell office:value-type="float" office:value="37.1357">
                <text:p>37.1357</text:p>
              </table:table-cell>
              <table:table-cell office:value-type="float" office:value="36.6175">
                <text:p>36.6175</text:p>
              </table:table-cell>
              <table:table-cell office:value-type="float" office:value="36.53482">
                <text:p>36.53482</text:p>
              </table:table-cell>
            </table:table-row>
            <table:table-row>
              <table:table-cell office:value-type="string">
                <text:p>rem_boxroot</text:p>
                <draw:g>
                  <svg:desc>Feuille1.A21:Feuille1.A21</svg:desc>
                </draw:g>
              </table:table-cell>
              <table:table-cell office:value-type="float" office:value="21.86">
                <text:p>21.86</text:p>
                <draw:g>
                  <svg:desc>Feuille1.B21:Feuille1.L21</svg:desc>
                </draw:g>
              </table:table-cell>
              <table:table-cell office:value-type="float" office:value="16.345">
                <text:p>16.345</text:p>
              </table:table-cell>
              <table:table-cell office:value-type="float" office:value="14.5933333333333">
                <text:p>14.5933333333333</text:p>
              </table:table-cell>
              <table:table-cell office:value-type="float" office:value="13.2975">
                <text:p>13.2975</text:p>
              </table:table-cell>
              <table:table-cell office:value-type="float" office:value="12.964">
                <text:p>12.964</text:p>
              </table:table-cell>
              <table:table-cell office:value-type="float" office:value="11.89">
                <text:p>11.89</text:p>
              </table:table-cell>
              <table:table-cell office:value-type="float" office:value="11.561">
                <text:p>11.561</text:p>
              </table:table-cell>
              <table:table-cell office:value-type="float" office:value="11.8263333333333">
                <text:p>11.8263333333333</text:p>
              </table:table-cell>
              <table:table-cell office:value-type="float" office:value="10.7439">
                <text:p>10.7439</text:p>
              </table:table-cell>
              <table:table-cell office:value-type="float" office:value="10.5185666666667">
                <text:p>10.5185666666667</text:p>
              </table:table-cell>
              <table:table-cell office:value-type="float" office:value="10.61308">
                <text:p>10.61308</text:p>
              </table:table-cell>
            </table:table-row>
            <table:table-row>
              <table:table-cell office:value-type="string">
                <text:p>dll_boxroot</text:p>
                <draw:g>
                  <svg:desc>Feuille1.A20:Feuille1.A20</svg:desc>
                </draw:g>
              </table:table-cell>
              <table:table-cell office:value-type="float" office:value="37.32">
                <text:p>37.32</text:p>
                <draw:g>
                  <svg:desc>Feuille1.B20:Feuille1.L20</svg:desc>
                </draw:g>
              </table:table-cell>
              <table:table-cell office:value-type="float" office:value="21.525">
                <text:p>21.525</text:p>
              </table:table-cell>
              <table:table-cell office:value-type="float" office:value="19.04">
                <text:p>19.04</text:p>
              </table:table-cell>
              <table:table-cell office:value-type="float" office:value="17.97">
                <text:p>17.97</text:p>
              </table:table-cell>
              <table:table-cell office:value-type="float" office:value="16.96">
                <text:p>16.96</text:p>
              </table:table-cell>
              <table:table-cell office:value-type="float" office:value="15.855">
                <text:p>15.855</text:p>
              </table:table-cell>
              <table:table-cell office:value-type="float" office:value="15.195">
                <text:p>15.195</text:p>
              </table:table-cell>
              <table:table-cell office:value-type="float" office:value="14.5043333333333">
                <text:p>14.5043333333333</text:p>
              </table:table-cell>
              <table:table-cell office:value-type="float" office:value="13.9217">
                <text:p>13.9217</text:p>
              </table:table-cell>
              <table:table-cell office:value-type="float" office:value="13.7739666666667">
                <text:p>13.7739666666667</text:p>
              </table:table-cell>
              <table:table-cell office:value-type="float" office:value="13.63069">
                <text:p>13.63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width="0.02cm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2cm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cm" draw:fill-color="#3690f4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svg:stroke-width="0.02cm" draw:fill-color="#ff8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bar" chart:style-name="ch1">
        <chart:title svg:x="4.373cm" svg:y="-0.062cm" chart:style-name="ch2">
          <text:p>Global roots (OCaml 4.14)
(reference OCaml = 1)</text:p>
        </chart:title>
        <chart:legend chart:legend-position="end" svg:x="10.982cm" svg:y="3.902cm" style:legend-expansion="high" chart:style-name="ch3"/>
        <chart:plot-area chart:style-name="ch4" table:cell-range-address="Feuille1.A48:Feuille1.D52" chart:data-source-has-labels="both" svg:x="1.428cm" svg:y="1.986cm" svg:width="9.254cm" svg:height="7.815cm">
          <chart:coordinate-region svg:x="1.864cm" svg:y="2.198cm" svg:width="8.818cm" svg:height="6.93cm"/>
          <chart:axis chart:dimension="x" chart:name="primary-x" chart:style-name="ch5" chartooo:axis-type="auto">
            <chartooo:date-scale/>
            <chart:categories table:cell-range-address="Feuille1.B48:Feuille1.D48"/>
          </chart:axis>
          <chart:axis chart:dimension="y" chart:name="primary-y" chart:style-name="ch6">
            <chart:title svg:x="0.451cm" svg:y="7.226cm" chart:style-name="ch7">
              <text:p>relative duration</text:p>
            </chart:title>
            <chart:grid chart:style-name="ch8" chart:class="major"/>
          </chart:axis>
          <chart:series chart:style-name="ch9" chart:values-cell-range-address="Feuille1.B49:Feuille1.D49" chart:label-cell-address="Feuille1.A49:Feuille1.A49" chart:class="chart:bar">
            <chart:data-point chart:repeated="3"/>
          </chart:series>
          <chart:series chart:style-name="ch10" chart:values-cell-range-address="Feuille1.B50:Feuille1.D50" chart:label-cell-address="Feuille1.A50:Feuille1.A50" chart:class="chart:bar">
            <chart:data-point chart:repeated="3"/>
          </chart:series>
          <chart:series chart:style-name="ch11" chart:values-cell-range-address="Feuille1.B51:Feuille1.D51" chart:label-cell-address="Feuille1.A51:Feuille1.A51" chart:class="chart:bar">
            <chart:data-point chart:style-name="ch12"/>
            <chart:data-point chart:repeated="2"/>
          </chart:series>
          <chart:series chart:style-name="ch13" chart:values-cell-range-address="Feuille1.B52:Feuille1.D52" chart:label-cell-address="Feuille1.A52:Feuille1.A5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mutations</text:p>
                <draw:g>
                  <svg:desc>Feuille1.B48:Feuille1.D48</svg:desc>
                </draw:g>
              </table:table-cell>
              <table:table-cell office:value-type="string">
                <text:p>Synthetic</text:p>
              </table:table-cell>
              <table:table-cell office:value-type="string">
                <text:p>Globroot</text:p>
              </table:table-cell>
            </table:table-row>
          </table:table-header-rows>
          <table:table-rows>
            <table:table-row>
              <table:table-cell office:value-type="string">
                <text:p>OCaml (no boxing)</text:p>
                <draw:g>
                  <svg:desc>Feuille1.A49:Feuille1.A49</svg:desc>
                </draw:g>
              </table:table-cell>
              <table:table-cell office:value-type="float" office:value="1">
                <text:p>1</text:p>
                <draw:g>
                  <svg:desc>Feuille1.B49:Feuille1.D4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aml ref (via C)</text:p>
                <draw:g>
                  <svg:desc>Feuille1.A50:Feuille1.A50</svg:desc>
                </draw:g>
              </table:table-cell>
              <table:table-cell office:value-type="float" office:value="1.24166666666667">
                <text:p>1.24166666666667</text:p>
                <draw:g>
                  <svg:desc>Feuille1.B50:Feuille1.D50</svg:desc>
                </draw:g>
              </table:table-cell>
              <table:table-cell office:value-type="float" office:value="1.15136876006441">
                <text:p>1.15136876006441</text:p>
              </table:table-cell>
              <table:table-cell office:value-type="float" office:value="1.51685393258427">
                <text:p>1.51685393258427</text:p>
              </table:table-cell>
            </table:table-row>
            <table:table-row>
              <table:table-cell office:value-type="string">
                <text:p>Generational roots</text:p>
                <draw:g>
                  <svg:desc>Feuille1.A51:Feuille1.A51</svg:desc>
                </draw:g>
              </table:table-cell>
              <table:table-cell office:value-type="float" office:value="4.91666666666667">
                <text:p>4.91666666666667</text:p>
                <draw:g>
                  <svg:desc>Feuille1.B51:Feuille1.D51</svg:desc>
                </draw:g>
              </table:table-cell>
              <table:table-cell office:value-type="float" office:value="1.743961352657">
                <text:p>1.743961352657</text:p>
              </table:table-cell>
              <table:table-cell office:value-type="float" office:value="1.28089887640449">
                <text:p>1.28089887640449</text:p>
              </table:table-cell>
            </table:table-row>
            <table:table-row>
              <table:table-cell office:value-type="string">
                <text:p>Boxroot</text:p>
                <draw:g>
                  <svg:desc>Feuille1.A52:Feuille1.A52</svg:desc>
                </draw:g>
              </table:table-cell>
              <table:table-cell office:value-type="float" office:value="1.425">
                <text:p>1.425</text:p>
                <draw:g>
                  <svg:desc>Feuille1.B52:Feuille1.D52</svg:desc>
                </draw:g>
              </table:table-cell>
              <table:table-cell office:value-type="float" office:value="0.996779388083736">
                <text:p>0.996779388083736</text:p>
              </table:table-cell>
              <table:table-cell office:value-type="float" office:value="1.15730337078652">
                <text:p>1.157303370786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Arno Pro'" style:font-style-name="Normal" fo:font-size="12pt" style:font-size-asian="9pt" style:font-size-complex="9pt"/>
    </style:style>
    <style:style style:name="ch7" style:family="chart" style:data-style-name="N111">
      <style:chart-properties chart:display-label="true" chart:tick-marks-minor-inner="false" chart:tick-marks-minor-outer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-dash="Long_20_Dot"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dash" draw:stroke-dash="Dot" svg:stroke-width="0.03cm" svg:stroke-color="#333333" draw:fill-color="#33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up" chart:symbol-width="0.25cm" chart:symbol-height="0.25cm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6cm" svg:stroke-color="#b85c00" draw:fill-color="#b85c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6cm" svg:stroke-color="#3690f4" draw:fill-color="#3690f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dash" draw:stroke-dash="Dot" svg:stroke-width="0.03cm" svg:stroke-color="#3690f4" draw:fill-color="#3690f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scatter" chart:style-name="ch1">
        <chart:title svg:x="7.371cm" svg:y="0.435cm" chart:style-name="ch2">
          <text:p>Local roots (OCaml 5.0)</text:p>
        </chart:title>
        <chart:legend chart:legend-position="end" svg:x="14.345cm" svg:y="5.616cm" style:legend-expansion="high" chart:style-name="ch3"/>
        <chart:plot-area chart:style-name="ch4" table:cell-range-address="Multicore.B15:Multicore.L16 Multicore.A17:Multicore.L19 Multicore.A20:Multicore.L21 Multicore.A15:Multicore.A16 Multicore.A24:Multicore.L24" chart:data-source-has-labels="both" svg:x="1.528cm" svg:y="1.63cm" svg:width="12.417cm" svg:height="11.973cm">
          <chart:coordinate-region svg:x="2.599cm" svg:y="1.842cm" svg:width="10.974cm" svg:height="11.088cm"/>
          <chart:axis chart:dimension="x" chart:name="primary-x" chart:style-name="ch5" chartooo:axis-type="auto">
            <chart:title svg:x="7.514cm" svg:y="13.904cm" chart:style-name="ch6">
              <text:p>N</text:p>
            </chart:title>
            <chart:categories table:cell-range-address="Multicore.B15:Multicore.L15"/>
          </chart:axis>
          <chart:axis chart:dimension="y" chart:name="primary-y" chart:style-name="ch7">
            <chart:title svg:x="0.451cm" svg:y="9.095cm" chart:style-name="ch8">
              <text:p>iteration time (ns)</text:p>
            </chart:title>
            <chart:grid chart:style-name="ch9" chart:class="major"/>
          </chart:axis>
          <chart:series chart:style-name="ch10" chart:values-cell-range-address="Multicore.B18:Multicore.L18" chart:label-cell-address="Multicore.A18:Multicore.A18" chart:class="chart:scatter">
            <chart:domain table:cell-range-address="Multicore.B15:Multicore.L15"/>
            <chart:data-point chart:repeated="11"/>
          </chart:series>
          <chart:series chart:style-name="ch11" chart:values-cell-range-address="Multicore.B21:Multicore.L21" chart:label-cell-address="Multicore.A21:Multicore.A21" chart:class="chart:scatter">
            <chart:data-point chart:repeated="11"/>
          </chart:series>
          <chart:series chart:style-name="ch12" chart:values-cell-range-address="Multicore.B17:Multicore.L17" chart:label-cell-address="Multicore.A17:Multicore.A17" chart:class="chart:scatter">
            <chart:data-point/>
            <chart:data-point chart:style-name="ch13"/>
            <chart:data-point chart:repeated="9"/>
          </chart:series>
          <chart:series chart:style-name="ch14" chart:values-cell-range-address="Multicore.B16:Multicore.L16" chart:label-cell-address="Multicore.A16:Multicore.A16" chart:class="chart:scatter">
            <chart:data-point chart:repeated="11"/>
          </chart:series>
          <chart:series chart:style-name="ch15" chart:values-cell-range-address="Multicore.B20:Multicore.L20" chart:label-cell-address="Multicore.A20:Multicore.A20" chart:class="chart:scatter">
            <chart:data-point chart:repeated="11"/>
          </chart:series>
          <chart:series chart:style-name="ch16" chart:values-cell-range-address="Multicore.B19:Multicore.L19" chart:label-cell-address="Multicore.A19:Multicore.A19" chart:class="chart:scatter">
            <chart:data-point chart:repeated="11"/>
          </chart:series>
          <chart:series chart:style-name="ch17" chart:values-cell-range-address="Multicore.B24:Multicore.L24" chart:label-cell-address="Multicore.A24:Multicore.A24" chart:class="chart:scatte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ulticore.B15:Multicore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ulticore.B15:Multicore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Caml (no C call)</text:p>
                <draw:g>
                  <svg:desc>Multicore.A18:Multicore.A18</svg:desc>
                </draw:g>
              </table:table-cell>
              <table:table-cell office:value-type="float" office:value="4.54">
                <text:p>4.54</text:p>
                <draw:g>
                  <svg:desc>Multicore.B18:Multicore.L18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1">
                <text:p>3.81</text:p>
              </table:table-cell>
              <table:table-cell office:value-type="float" office:value="3.7525">
                <text:p>3.7525</text:p>
              </table:table-cell>
              <table:table-cell office:value-type="float" office:value="3.606">
                <text:p>3.606</text:p>
              </table:table-cell>
              <table:table-cell office:value-type="float" office:value="3.595">
                <text:p>3.595</text:p>
              </table:table-cell>
              <table:table-cell office:value-type="float" office:value="3.505">
                <text:p>3.505</text:p>
              </table:table-cell>
              <table:table-cell office:value-type="float" office:value="3.68866666666667">
                <text:p>3.68866666666667</text:p>
              </table:table-cell>
              <table:table-cell office:value-type="float" office:value="3.565">
                <text:p>3.565</text:p>
              </table:table-cell>
              <table:table-cell office:value-type="float" office:value="3.42883333333333">
                <text:p>3.42883333333333</text:p>
              </table:table-cell>
              <table:table-cell office:value-type="float" office:value="3.50485">
                <text:p>3.50485</text:p>
              </table:table-cell>
            </table:table-row>
            <table:table-row>
              <table:table-cell office:value-type="string">
                <text:p>OCaml ref (no C call)</text:p>
                <draw:g>
                  <svg:desc>Multicore.A21:Multicore.A21</svg:desc>
                </draw:g>
              </table:table-cell>
              <table:table-cell office:value-type="float" office:value="6.27">
                <text:p>6.27</text:p>
                <draw:g>
                  <svg:desc>Multicore.B21:Multicore.L21</svg:desc>
                </draw:g>
              </table:table-cell>
              <table:table-cell office:value-type="float" office:value="5.105">
                <text:p>5.105</text:p>
              </table:table-cell>
              <table:table-cell office:value-type="float" office:value="4.63">
                <text:p>4.63</text:p>
              </table:table-cell>
              <table:table-cell office:value-type="float" office:value="4.4025">
                <text:p>4.4025</text:p>
              </table:table-cell>
              <table:table-cell office:value-type="float" office:value="4.226">
                <text:p>4.226</text:p>
              </table:table-cell>
              <table:table-cell office:value-type="float" office:value="4.06">
                <text:p>4.06</text:p>
              </table:table-cell>
              <table:table-cell office:value-type="float" office:value="4.037">
                <text:p>4.037</text:p>
              </table:table-cell>
              <table:table-cell office:value-type="float" office:value="4.09466666666667">
                <text:p>4.09466666666667</text:p>
              </table:table-cell>
              <table:table-cell office:value-type="float" office:value="3.924">
                <text:p>3.924</text:p>
              </table:table-cell>
              <table:table-cell office:value-type="float" office:value="3.7959">
                <text:p>3.7959</text:p>
              </table:table-cell>
              <table:table-cell office:value-type="float" office:value="3.72438">
                <text:p>3.72438</text:p>
              </table:table-cell>
            </table:table-row>
            <table:table-row>
              <table:table-cell office:value-type="string">
                <text:p>Local roots</text:p>
                <draw:g>
                  <svg:desc>Multicore.A17:Multicore.A17</svg:desc>
                </draw:g>
              </table:table-cell>
              <table:table-cell office:value-type="float" office:value="15.61">
                <text:p>15.61</text:p>
                <draw:g>
                  <svg:desc>Multicore.B17:Multicore.L17</svg:desc>
                </draw:g>
              </table:table-cell>
              <table:table-cell office:value-type="float" office:value="14.355">
                <text:p>14.355</text:p>
              </table:table-cell>
              <table:table-cell office:value-type="float" office:value="14.2966666666667">
                <text:p>14.2966666666667</text:p>
              </table:table-cell>
              <table:table-cell office:value-type="float" office:value="14.1825">
                <text:p>14.1825</text:p>
              </table:table-cell>
              <table:table-cell office:value-type="float" office:value="14.316">
                <text:p>14.316</text:p>
              </table:table-cell>
              <table:table-cell office:value-type="float" office:value="14.0875">
                <text:p>14.0875</text:p>
              </table:table-cell>
              <table:table-cell office:value-type="float" office:value="14.228">
                <text:p>14.228</text:p>
              </table:table-cell>
              <table:table-cell office:value-type="float" office:value="14.5706666666667">
                <text:p>14.5706666666667</text:p>
              </table:table-cell>
              <table:table-cell office:value-type="float" office:value="15.18">
                <text:p>15.18</text:p>
              </table:table-cell>
              <table:table-cell office:value-type="float" office:value="15.8891666666667">
                <text:p>15.8891666666667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Boxroot</text:p>
                <draw:g>
                  <svg:desc>Multicore.A16:Multicore.A16</svg:desc>
                </draw:g>
              </table:table-cell>
              <table:table-cell office:value-type="float" office:value="20.66">
                <text:p>20.66</text:p>
                <draw:g>
                  <svg:desc>Multicore.B16:Multicore.L16</svg:desc>
                </draw:g>
              </table:table-cell>
              <table:table-cell office:value-type="float" office:value="17.03">
                <text:p>17.03</text:p>
              </table:table-cell>
              <table:table-cell office:value-type="float" office:value="15.39">
                <text:p>15.39</text:p>
              </table:table-cell>
              <table:table-cell office:value-type="float" office:value="14.5175">
                <text:p>14.5175</text:p>
              </table:table-cell>
              <table:table-cell office:value-type="float" office:value="14.12">
                <text:p>14.12</text:p>
              </table:table-cell>
              <table:table-cell office:value-type="float" office:value="13.45875">
                <text:p>13.45875</text:p>
              </table:table-cell>
              <table:table-cell office:value-type="float" office:value="12.867">
                <text:p>12.867</text:p>
              </table:table-cell>
              <table:table-cell office:value-type="float" office:value="12.3123333333333">
                <text:p>12.3123333333333</text:p>
              </table:table-cell>
              <table:table-cell office:value-type="float" office:value="12.4437">
                <text:p>12.4437</text:p>
              </table:table-cell>
              <table:table-cell office:value-type="float" office:value="12.1355666666667">
                <text:p>12.1355666666667</text:p>
              </table:table-cell>
              <table:table-cell office:value-type="float" office:value="12.17698">
                <text:p>12.17698</text:p>
              </table:table-cell>
            </table:table-row>
            <table:table-row>
              <table:table-cell office:value-type="string">
                <text:p>Boxroot (callee-save)</text:p>
                <draw:g>
                  <svg:desc>Multicore.A20:Multicore.A20</svg:desc>
                </draw:g>
              </table:table-cell>
              <table:table-cell office:value-type="float" office:value="31.27">
                <text:p>31.27</text:p>
                <draw:g>
                  <svg:desc>Multicore.B20:Multicore.L20</svg:desc>
                </draw:g>
              </table:table-cell>
              <table:table-cell office:value-type="float" office:value="20.03">
                <text:p>20.03</text:p>
              </table:table-cell>
              <table:table-cell office:value-type="float" office:value="19.4133333333333">
                <text:p>19.4133333333333</text:p>
              </table:table-cell>
              <table:table-cell office:value-type="float" office:value="18.46">
                <text:p>18.46</text:p>
              </table:table-cell>
              <table:table-cell office:value-type="float" office:value="17.818">
                <text:p>17.818</text:p>
              </table:table-cell>
              <table:table-cell office:value-type="float" office:value="15.835">
                <text:p>15.835</text:p>
              </table:table-cell>
              <table:table-cell office:value-type="float" office:value="15.745">
                <text:p>15.745</text:p>
              </table:table-cell>
              <table:table-cell office:value-type="float" office:value="15.5563333333333">
                <text:p>15.5563333333333</text:p>
              </table:table-cell>
              <table:table-cell office:value-type="float" office:value="15.1536">
                <text:p>15.1536</text:p>
              </table:table-cell>
              <table:table-cell office:value-type="float" office:value="16.3407">
                <text:p>16.3407</text:p>
              </table:table-cell>
              <table:table-cell office:value-type="float" office:value="16.67578">
                <text:p>16.67578</text:p>
              </table:table-cell>
            </table:table-row>
            <table:table-row>
              <table:table-cell office:value-type="string">
                <text:p>Generational roots</text:p>
                <draw:g>
                  <svg:desc>Multicore.A19:Multicore.A19</svg:desc>
                </draw:g>
              </table:table-cell>
              <table:table-cell office:value-type="float" office:value="174.42">
                <text:p>174.42</text:p>
                <draw:g>
                  <svg:desc>Multicore.B19:Multicore.L19</svg:desc>
                </draw:g>
              </table:table-cell>
              <table:table-cell office:value-type="float" office:value="108.435">
                <text:p>108.435</text:p>
              </table:table-cell>
              <table:table-cell office:value-type="float" office:value="93.9766666666667">
                <text:p>93.9766666666667</text:p>
              </table:table-cell>
              <table:table-cell office:value-type="float" office:value="81.815">
                <text:p>81.815</text:p>
              </table:table-cell>
              <table:table-cell office:value-type="float" office:value="77.222">
                <text:p>77.222</text:p>
              </table:table-cell>
              <table:table-cell office:value-type="float" office:value="68.15">
                <text:p>68.15</text:p>
              </table:table-cell>
              <table:table-cell office:value-type="float" office:value="64.019">
                <text:p>64.019</text:p>
              </table:table-cell>
              <table:table-cell office:value-type="float" office:value="55.7173333333333">
                <text:p>55.7173333333333</text:p>
              </table:table-cell>
              <table:table-cell office:value-type="float" office:value="52.9002">
                <text:p>52.9002</text:p>
              </table:table-cell>
              <table:table-cell office:value-type="float" office:value="52.4250666666667">
                <text:p>52.4250666666667</text:p>
              </table:table-cell>
              <table:table-cell office:value-type="float" office:value="52.04501">
                <text:p>52.04501</text:p>
              </table:table-cell>
            </table:table-row>
            <table:table-row>
              <table:table-cell office:value-type="string">
                <text:p>Global roots</text:p>
                <draw:g>
                  <svg:desc>Multicore.A24:Multicore.A24</svg:desc>
                </draw:g>
              </table:table-cell>
              <table:table-cell office:value-type="float" office:value="142.67">
                <text:p>142.67</text:p>
                <draw:g>
                  <svg:desc>Multicore.B24:Multicore.L24</svg:desc>
                </draw:g>
              </table:table-cell>
              <table:table-cell office:value-type="float" office:value="98.83">
                <text:p>98.83</text:p>
              </table:table-cell>
              <table:table-cell office:value-type="float" office:value="83.7033333333333">
                <text:p>83.7033333333333</text:p>
              </table:table-cell>
              <table:table-cell office:value-type="float" office:value="76.175">
                <text:p>76.175</text:p>
              </table:table-cell>
              <table:table-cell office:value-type="float" office:value="72.718">
                <text:p>72.718</text:p>
              </table:table-cell>
              <table:table-cell office:value-type="float" office:value="64.3025">
                <text:p>64.3025</text:p>
              </table:table-cell>
              <table:table-cell office:value-type="float" office:value="61.685">
                <text:p>61.685</text:p>
              </table:table-cell>
              <table:table-cell office:value-type="float" office:value="55.1406666666667">
                <text:p>55.1406666666667</text:p>
              </table:table-cell>
              <table:table-cell office:value-type="float" office:value="52.9712">
                <text:p>52.9712</text:p>
              </table:table-cell>
              <table:table-cell office:value-type="float" office:value="51.6365333333333">
                <text:p>51.6365333333333</text:p>
              </table:table-cell>
              <table:table-cell office:value-type="float" office:value="50.99293">
                <text:p>50.992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svg:stroke-width="0.02cm" draw:fill-color="#ffff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2cm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2cm" draw:fill-color="#3690f4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svg:stroke-width="0.02cm" draw:fill-color="#ff8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bar" chart:style-name="ch1">
        <chart:title svg:x="3.929cm" svg:y="0.236cm" chart:style-name="ch2">
          <text:p>Global roots (OCaml 5.0)
(reference OCaml = 1)</text:p>
        </chart:title>
        <chart:legend chart:legend-position="end" svg:x="10.982cm" svg:y="3.902cm" style:legend-expansion="high" chart:style-name="ch3"/>
        <chart:plot-area chart:style-name="ch4" table:cell-range-address="Multicore.A50:Multicore.D54" chart:data-source-has-labels="both" svg:x="1.428cm" svg:y="1.986cm" svg:width="9.254cm" svg:height="7.815cm">
          <chart:coordinate-region svg:x="2.129cm" svg:y="2.198cm" svg:width="8.553cm" svg:height="6.93cm"/>
          <chart:axis chart:dimension="x" chart:name="primary-x" chart:style-name="ch5" chartooo:axis-type="auto">
            <chartooo:date-scale/>
            <chart:categories table:cell-range-address="Multicore.B50:Multicore.D50"/>
          </chart:axis>
          <chart:axis chart:dimension="y" chart:name="primary-y" chart:style-name="ch6">
            <chart:title svg:x="0.451cm" svg:y="7.226cm" chart:style-name="ch7">
              <text:p>relative duration</text:p>
            </chart:title>
            <chart:grid chart:style-name="ch8" chart:class="major"/>
          </chart:axis>
          <chart:series chart:style-name="ch9" chart:values-cell-range-address="Multicore.B51:Multicore.D51" chart:label-cell-address="Multicore.A51:Multicore.A51" chart:class="chart:bar">
            <chart:data-point chart:repeated="3"/>
          </chart:series>
          <chart:series chart:style-name="ch10" chart:values-cell-range-address="Multicore.B52:Multicore.D52" chart:label-cell-address="Multicore.A52:Multicore.A52" chart:class="chart:bar">
            <chart:data-point chart:repeated="3"/>
          </chart:series>
          <chart:series chart:style-name="ch11" chart:values-cell-range-address="Multicore.B53:Multicore.D53" chart:label-cell-address="Multicore.A53:Multicore.A53" chart:class="chart:bar">
            <chart:data-point chart:style-name="ch12"/>
            <chart:data-point chart:repeated="2"/>
          </chart:series>
          <chart:series chart:style-name="ch13" chart:values-cell-range-address="Multicore.B54:Multicore.D54" chart:label-cell-address="Multicore.A54:Multicore.A5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mutations</text:p>
                <draw:g>
                  <svg:desc>Multicore.B50:Multicore.D50</svg:desc>
                </draw:g>
              </table:table-cell>
              <table:table-cell office:value-type="string">
                <text:p>Synthetic</text:p>
              </table:table-cell>
              <table:table-cell office:value-type="string">
                <text:p>Globroot</text:p>
              </table:table-cell>
            </table:table-row>
          </table:table-header-rows>
          <table:table-rows>
            <table:table-row>
              <table:table-cell office:value-type="string">
                <text:p>OCaml (no boxing)</text:p>
                <draw:g>
                  <svg:desc>Multicore.A51:Multicore.A51</svg:desc>
                </draw:g>
              </table:table-cell>
              <table:table-cell office:value-type="float" office:value="1">
                <text:p>1</text:p>
                <draw:g>
                  <svg:desc>Multicore.B51:Multicore.D5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Caml ref (via C)</text:p>
                <draw:g>
                  <svg:desc>Multicore.A52:Multicore.A52</svg:desc>
                </draw:g>
              </table:table-cell>
              <table:table-cell office:value-type="float" office:value="1.296">
                <text:p>1.296</text:p>
                <draw:g>
                  <svg:desc>Multicore.B52:Multicore.D52</svg:desc>
                </draw:g>
              </table:table-cell>
              <table:table-cell office:value-type="float" office:value="1.05673758865248">
                <text:p>1.05673758865248</text:p>
              </table:table-cell>
              <table:table-cell office:value-type="float" office:value="1.40277777777778">
                <text:p>1.40277777777778</text:p>
              </table:table-cell>
            </table:table-row>
            <table:table-row>
              <table:table-cell office:value-type="string">
                <text:p>Generational roots</text:p>
                <draw:g>
                  <svg:desc>Multicore.A53:Multicore.A53</svg:desc>
                </draw:g>
              </table:table-cell>
              <table:table-cell office:value-type="float" office:value="4.344">
                <text:p>4.344</text:p>
                <draw:g>
                  <svg:desc>Multicore.B53:Multicore.D53</svg:desc>
                </draw:g>
              </table:table-cell>
              <table:table-cell office:value-type="float" office:value="1.70212765957447">
                <text:p>1.70212765957447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string">
                <text:p>Boxroot</text:p>
                <draw:g>
                  <svg:desc>Multicore.A54:Multicore.A54</svg:desc>
                </draw:g>
              </table:table-cell>
              <table:table-cell office:value-type="float" office:value="1.136">
                <text:p>1.136</text:p>
                <draw:g>
                  <svg:desc>Multicore.B54:Multicore.D54</svg:desc>
                </draw:g>
              </table:table-cell>
              <table:table-cell office:value-type="float" office:value="1.01418439716312">
                <text:p>1.01418439716312</text:p>
              </table:table-cell>
              <table:table-cell office:value-type="float" office:value="1.13888888888889">
                <text:p>1.138888888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Arno Pro'" style:font-style-name="Normal"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Arno Pro'" style:font-style-name="Normal"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false" chart:logarithmic="true" chart:minimum="1" chart:maximum="1000" chart:origin="0" chart:interval-major="1" chart:interval-minor-divisor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6" style:family="chart">
      <style:chart-properties chart:auto-position="true" style:rotation-angle="0"/>
      <style:text-properties fo:font-family="'Arno Pro'" style:font-style-name="Normal" fo:font-size="12pt" style:font-size-asian="9pt" style:font-size-complex="9pt"/>
    </style:style>
    <style:style style:name="ch7" style:family="chart" style:data-style-name="N111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Arno Pro'" style:font-style-name="Normal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Arno Pro'" style:font-style-name="Normal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up" chart:symbol-width="0.25cm" chart:symbol-height="0.25cm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6cm" svg:stroke-color="#bf0078" draw:fill-color="#bf0078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ff8000" draw:fill-color="#ff80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-dash="Dot" svg:stroke-width="0.06cm" svg:stroke-color="#b4d41a" draw:fill-color="#b4d41a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001cm" svg:height="12.001cm" xlink:href=".." xlink:type="simple" chart:class="chart:scatter" chart:row-mapping="2 1 4 0 3" chart:style-name="ch1">
        <chart:title svg:x="4.831cm" svg:y="0.375cm" chart:style-name="ch2">
          <text:p>Local roots (OCaml 5.0)
Impact of multicore support (without contention)</text:p>
        </chart:title>
        <chart:legend chart:legend-position="end" svg:x="14.801cm" svg:y="4.64cm" style:legend-expansion="high" chart:style-name="ch3"/>
        <chart:plot-area chart:style-name="ch4" table:cell-range-address="Multicore.A17:Multicore.L18 Multicore.A15:Multicore.L16 Multicore.A25:Multicore.L26" chart:data-source-has-labels="both" svg:x="1.528cm" svg:y="2.066cm" svg:width="12.873cm" svg:height="8.597cm">
          <chart:coordinate-region svg:x="2.414cm" svg:y="2.278cm" svg:width="11.615cm" svg:height="7.712cm"/>
          <chart:axis chart:dimension="x" chart:name="primary-x" chart:style-name="ch5" chartooo:axis-type="auto">
            <chart:title svg:x="7.742cm" svg:y="10.904cm" chart:style-name="ch6">
              <text:p>N</text:p>
            </chart:title>
            <chart:categories table:cell-range-address="Multicore.B18:Multicore.L18"/>
          </chart:axis>
          <chart:axis chart:dimension="y" chart:name="primary-y" chart:style-name="ch7">
            <chart:title svg:x="0.451cm" svg:y="7.843cm" chart:style-name="ch8">
              <text:p>iteration time (ns)</text:p>
            </chart:title>
            <chart:grid chart:style-name="ch9" chart:class="major"/>
          </chart:axis>
          <chart:series chart:style-name="ch10" chart:values-cell-range-address="Multicore.B18:Multicore.L18" chart:label-cell-address="Multicore.A18:Multicore.A18" chart:class="chart:scatter">
            <chart:domain table:cell-range-address="Multicore.B15:Multicore.L15"/>
            <chart:data-point chart:repeated="11"/>
          </chart:series>
          <chart:series chart:style-name="ch11" chart:values-cell-range-address="Multicore.B17:Multicore.L17" chart:label-cell-address="Multicore.A17:Multicore.A17" chart:class="chart:scatter">
            <chart:data-point/>
            <chart:data-point chart:style-name="ch12"/>
            <chart:data-point chart:repeated="9"/>
          </chart:series>
          <chart:series chart:style-name="ch13" chart:values-cell-range-address="Multicore.B26:Multicore.L26" chart:label-cell-address="Multicore.A26:Multicore.A26" chart:class="chart:scatter">
            <chart:data-point chart:repeated="11"/>
          </chart:series>
          <chart:series chart:style-name="ch14" chart:values-cell-range-address="Multicore.B16:Multicore.L16" chart:label-cell-address="Multicore.A16:Multicore.A16" chart:class="chart:scatter">
            <chart:data-point chart:repeated="11"/>
          </chart:series>
          <chart:series chart:style-name="ch15" chart:values-cell-range-address="Multicore.B25:Multicore.L25" chart:label-cell-address="Multicore.A25:Multicore.A25" chart:class="chart:scatte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4.54">
                <text:p>4.54</text:p>
                <draw:g>
                  <svg:desc>Multicore.B18:Multicore.L18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1">
                <text:p>3.81</text:p>
              </table:table-cell>
              <table:table-cell office:value-type="float" office:value="3.7525">
                <text:p>3.7525</text:p>
              </table:table-cell>
              <table:table-cell office:value-type="float" office:value="3.606">
                <text:p>3.606</text:p>
              </table:table-cell>
              <table:table-cell office:value-type="float" office:value="3.595">
                <text:p>3.595</text:p>
              </table:table-cell>
              <table:table-cell office:value-type="float" office:value="3.505">
                <text:p>3.505</text:p>
              </table:table-cell>
              <table:table-cell office:value-type="float" office:value="3.68866666666667">
                <text:p>3.68866666666667</text:p>
              </table:table-cell>
              <table:table-cell office:value-type="float" office:value="3.565">
                <text:p>3.565</text:p>
              </table:table-cell>
              <table:table-cell office:value-type="float" office:value="3.42883333333333">
                <text:p>3.42883333333333</text:p>
              </table:table-cell>
              <table:table-cell office:value-type="float" office:value="3.50485">
                <text:p>3.5048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Multicore.B15:Multicore.L1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OCaml (no C call)</text:p>
                <draw:g>
                  <svg:desc>Multicore.A18:Multicore.A18</svg:desc>
                </draw:g>
              </table:table-cell>
              <table:table-cell office:value-type="float" office:value="4.54">
                <text:p>4.54</text:p>
                <draw:g>
                  <svg:desc>Multicore.B18:Multicore.L18</svg:desc>
                </draw:g>
              </table:table-cell>
              <table:table-cell office:value-type="float" office:value="3.97">
                <text:p>3.97</text:p>
              </table:table-cell>
              <table:table-cell office:value-type="float" office:value="3.81">
                <text:p>3.81</text:p>
              </table:table-cell>
              <table:table-cell office:value-type="float" office:value="3.7525">
                <text:p>3.7525</text:p>
              </table:table-cell>
              <table:table-cell office:value-type="float" office:value="3.606">
                <text:p>3.606</text:p>
              </table:table-cell>
              <table:table-cell office:value-type="float" office:value="3.595">
                <text:p>3.595</text:p>
              </table:table-cell>
              <table:table-cell office:value-type="float" office:value="3.505">
                <text:p>3.505</text:p>
              </table:table-cell>
              <table:table-cell office:value-type="float" office:value="3.68866666666667">
                <text:p>3.68866666666667</text:p>
              </table:table-cell>
              <table:table-cell office:value-type="float" office:value="3.565">
                <text:p>3.565</text:p>
              </table:table-cell>
              <table:table-cell office:value-type="float" office:value="3.42883333333333">
                <text:p>3.42883333333333</text:p>
              </table:table-cell>
              <table:table-cell office:value-type="float" office:value="3.50485">
                <text:p>3.50485</text:p>
              </table:table-cell>
            </table:table-row>
            <table:table-row>
              <table:table-cell office:value-type="string">
                <text:p>Local roots</text:p>
                <draw:g>
                  <svg:desc>Multicore.A17:Multicore.A17</svg:desc>
                </draw:g>
              </table:table-cell>
              <table:table-cell office:value-type="float" office:value="15.61">
                <text:p>15.61</text:p>
                <draw:g>
                  <svg:desc>Multicore.B17:Multicore.L17</svg:desc>
                </draw:g>
              </table:table-cell>
              <table:table-cell office:value-type="float" office:value="14.355">
                <text:p>14.355</text:p>
              </table:table-cell>
              <table:table-cell office:value-type="float" office:value="14.2966666666667">
                <text:p>14.2966666666667</text:p>
              </table:table-cell>
              <table:table-cell office:value-type="float" office:value="14.1825">
                <text:p>14.1825</text:p>
              </table:table-cell>
              <table:table-cell office:value-type="float" office:value="14.316">
                <text:p>14.316</text:p>
              </table:table-cell>
              <table:table-cell office:value-type="float" office:value="14.0875">
                <text:p>14.0875</text:p>
              </table:table-cell>
              <table:table-cell office:value-type="float" office:value="14.228">
                <text:p>14.228</text:p>
              </table:table-cell>
              <table:table-cell office:value-type="float" office:value="14.5706666666667">
                <text:p>14.5706666666667</text:p>
              </table:table-cell>
              <table:table-cell office:value-type="float" office:value="15.18">
                <text:p>15.18</text:p>
              </table:table-cell>
              <table:table-cell office:value-type="float" office:value="15.8891666666667">
                <text:p>15.8891666666667</text:p>
              </table:table-cell>
              <table:table-cell office:value-type="float" office:value="16.348">
                <text:p>16.348</text:p>
              </table:table-cell>
            </table:table-row>
            <table:table-row>
              <table:table-cell office:value-type="string">
                <text:p>Boxroot (forced remote)</text:p>
                <draw:g>
                  <svg:desc>Multicore.A26:Multicore.A26</svg:desc>
                </draw:g>
              </table:table-cell>
              <table:table-cell office:value-type="float" office:value="26.27">
                <text:p>26.27</text:p>
                <draw:g>
                  <svg:desc>Multicore.B26:Multicore.L26</svg:desc>
                </draw:g>
              </table:table-cell>
              <table:table-cell office:value-type="float" office:value="20.27">
                <text:p>20.27</text:p>
              </table:table-cell>
              <table:table-cell office:value-type="float" office:value="17.7066666666667">
                <text:p>17.7066666666667</text:p>
              </table:table-cell>
              <table:table-cell office:value-type="float" office:value="16.405">
                <text:p>16.405</text:p>
              </table:table-cell>
              <table:table-cell office:value-type="float" office:value="16.416">
                <text:p>16.416</text:p>
              </table:table-cell>
              <table:table-cell office:value-type="float" office:value="14.91">
                <text:p>14.91</text:p>
              </table:table-cell>
              <table:table-cell office:value-type="float" office:value="14.905">
                <text:p>14.905</text:p>
              </table:table-cell>
              <table:table-cell office:value-type="float" office:value="13.9073333333333">
                <text:p>13.9073333333333</text:p>
              </table:table-cell>
              <table:table-cell office:value-type="float" office:value="13.511">
                <text:p>13.511</text:p>
              </table:table-cell>
              <table:table-cell office:value-type="float" office:value="13.3393">
                <text:p>13.3393</text:p>
              </table:table-cell>
              <table:table-cell office:value-type="float" office:value="13.35586">
                <text:p>13.35586</text:p>
              </table:table-cell>
            </table:table-row>
            <table:table-row>
              <table:table-cell office:value-type="string">
                <text:p>Boxroot</text:p>
                <draw:g>
                  <svg:desc>Multicore.A16:Multicore.A16</svg:desc>
                </draw:g>
              </table:table-cell>
              <table:table-cell office:value-type="float" office:value="20.66">
                <text:p>20.66</text:p>
                <draw:g>
                  <svg:desc>Multicore.B16:Multicore.L16</svg:desc>
                </draw:g>
              </table:table-cell>
              <table:table-cell office:value-type="float" office:value="17.03">
                <text:p>17.03</text:p>
              </table:table-cell>
              <table:table-cell office:value-type="float" office:value="15.39">
                <text:p>15.39</text:p>
              </table:table-cell>
              <table:table-cell office:value-type="float" office:value="14.5175">
                <text:p>14.5175</text:p>
              </table:table-cell>
              <table:table-cell office:value-type="float" office:value="14.12">
                <text:p>14.12</text:p>
              </table:table-cell>
              <table:table-cell office:value-type="float" office:value="13.45875">
                <text:p>13.45875</text:p>
              </table:table-cell>
              <table:table-cell office:value-type="float" office:value="12.867">
                <text:p>12.867</text:p>
              </table:table-cell>
              <table:table-cell office:value-type="float" office:value="12.3123333333333">
                <text:p>12.3123333333333</text:p>
              </table:table-cell>
              <table:table-cell office:value-type="float" office:value="12.4437">
                <text:p>12.4437</text:p>
              </table:table-cell>
              <table:table-cell office:value-type="float" office:value="12.1355666666667">
                <text:p>12.1355666666667</text:p>
              </table:table-cell>
              <table:table-cell office:value-type="float" office:value="12.17698">
                <text:p>12.17698</text:p>
              </table:table-cell>
            </table:table-row>
            <table:table-row>
              <table:table-cell office:value-type="string">
                <text:p>Boxroot (thread-unsafe)</text:p>
                <draw:g>
                  <svg:desc>Multicore.A25:Multicore.A25</svg:desc>
                </draw:g>
              </table:table-cell>
              <table:table-cell office:value-type="float" office:value="15.76">
                <text:p>15.76</text:p>
                <draw:g>
                  <svg:desc>Multicore.B25:Multicore.L25</svg:desc>
                </draw:g>
              </table:table-cell>
              <table:table-cell office:value-type="float" office:value="14.27">
                <text:p>14.27</text:p>
              </table:table-cell>
              <table:table-cell office:value-type="float" office:value="13.2466666666667">
                <text:p>13.2466666666667</text:p>
              </table:table-cell>
              <table:table-cell office:value-type="float" office:value="12.2475">
                <text:p>12.2475</text:p>
              </table:table-cell>
              <table:table-cell office:value-type="float" office:value="12.142">
                <text:p>12.142</text:p>
              </table:table-cell>
              <table:table-cell office:value-type="float" office:value="11.66625">
                <text:p>11.66625</text:p>
              </table:table-cell>
              <table:table-cell office:value-type="float" office:value="11.004">
                <text:p>11.004</text:p>
              </table:table-cell>
              <table:table-cell office:value-type="float" office:value="11.1936666666667">
                <text:p>11.1936666666667</text:p>
              </table:table-cell>
              <table:table-cell office:value-type="float" office:value="9.9261">
                <text:p>9.9261</text:p>
              </table:table-cell>
              <table:table-cell office:value-type="float" office:value="10.1198666666667">
                <text:p>10.1198666666667</text:p>
              </table:table-cell>
              <table:table-cell office:value-type="float" office:value="9.81508">
                <text:p>9.815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  <draw:stroke-dash draw:name="Long_20_Dot" draw:display-name="Long Dot" draw:style="rect" draw:dots1="1" draw:dots1-length="100%" draw:distance="300%"/>
  </office:styles>
</office:document-styles>
</file>